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0.75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7cm"/>
    </style:style>
    <style:style style:name="co9" style:family="table-column">
      <style:table-column-properties fo:break-before="auto" style:column-width="4.045cm"/>
    </style:style>
    <style:style style:name="co10" style:family="table-column">
      <style:table-column-properties fo:break-before="auto" style:column-width="3.233cm"/>
    </style:style>
    <style:style style:name="co11" style:family="table-column">
      <style:table-column-properties fo:break-before="auto" style:column-width="2.494cm"/>
    </style:style>
    <style:style style:name="co12" style:family="table-column">
      <style:table-column-properties fo:break-before="auto" style:column-width="0.72cm"/>
    </style:style>
    <style:style style:name="co13" style:family="table-column">
      <style:table-column-properties fo:break-before="auto" style:column-width="0.7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ext-properties fo:color="#00a933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3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5" style:family="table-cell" style:parent-style-name="Default" style:data-style-name="N3">
      <style:table-cell-properties fo:border-bottom="0.74pt solid #000000" fo:border-left="0.74pt solid #000000" fo:border-right="none" fo:border-top="none"/>
    </style:style>
    <style:style style:name="ce16" style:family="table-cell" style:parent-style-name="Default" style:data-style-name="N3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7" style:family="table-cell" style:parent-style-name="Default" style:data-style-name="N3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6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1" style:family="table-cell" style:parent-style-name="Default">
      <style:table-cell-properties fo:border-bottom="0.74pt solid #000000" fo:border-left="0.74pt solid #000000" fo:border-right="none" fo:border-top="none"/>
    </style:style>
    <style:style style:name="ce2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OCK_DATA(2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_product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asa</text:p>
          </table:table-cell>
          <table:table-cell office:value-type="string" calcext:value-type="string">
            <text:p>peso</text:p>
          </table:table-cell>
          <table:table-cell/>
          <table:table-cell office:value-type="string" calcext:value-type="string">
            <text:p>Cant. Prods</text:p>
          </table:table-cell>
          <table:table-cell table:number-columns-repeated="3"/>
          <table:table-cell office:value-type="string" calcext:value-type="string">
            <text:p>Cant. Prods</text:p>
          </table:table-cell>
          <table:table-cell office:value-type="string" calcext:value-type="string">
            <text:p>Pesos Kg</text:p>
          </table:table-cell>
          <table:table-cell office:value-type="string" calcext:value-type="string">
            <text:p>Pesos T</text:p>
          </table:table-cell>
          <table:table-cell/>
          <table:table-cell office:value-type="string" calcext:value-type="string">
            <text:p>Cant. P</text:p>
          </table:table-cell>
          <table:table-cell office:value-type="string" calcext:value-type="string">
            <text:p>Cant. G</text:p>
          </table:table-cell>
          <table:table-cell/>
          <table:table-cell table:number-columns-repeated="2" office:value-type="string" calcext:value-type="string">
            <text:p>Tipo. C/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9138424" calcext:value-type="float">
            <text:p>9138424</text:p>
          </table:table-cell>
          <table:table-cell/>
          <table:table-cell table:style-name="ce1" table:formula="of:=COUNTIF([.C2:.C1001];&quot;normal&quot;)" office:value-type="float" office:value="344" calcext:value-type="float">
            <text:p>344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ormal + Solida</text:p>
          </table:table-cell>
          <table:table-cell table:formula="of:=COUNTIFS([.C2:.C1001];[.H2];[.D2:.D1001];[.H7])" office:value-type="float" office:value="126" calcext:value-type="float">
            <text:p>126</text:p>
          </table:table-cell>
          <table:table-cell table:formula="of:=SUMIFS([.E2:.E1001];[.C2:.C1001];[.H2];[.D2:.D1001];[.H7])" office:value-type="float" office:value="672083363" calcext:value-type="float">
            <text:p>672.083.363</text:p>
          </table:table-cell>
          <table:table-cell table:formula="of:=[.L2]/1000" office:value-type="float" office:value="672083.363" calcext:value-type="float">
            <text:p>672.083</text:p>
          </table:table-cell>
          <table:table-cell/>
          <table:table-cell table:style-name="ce4" table:formula="of:=[.M2]/12" office:value-type="float" office:value="56006.9469166667" calcext:value-type="float">
            <text:p>56.007</text:p>
          </table:table-cell>
          <table:table-cell table:style-name="ce4" table:formula="of:=[.M2]/24" office:value-type="float" office:value="28003.4734583333" calcext:value-type="float">
            <text:p>28.003</text:p>
          </table:table-cell>
          <table:table-cell table:style-name="ce4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ni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2423397" calcext:value-type="float">
            <text:p>2423397</text:p>
          </table:table-cell>
          <table:table-cell/>
          <table:table-cell table:style-name="ce1" table:formula="of:=COUNTIF([.C2:.C1001];&quot;refrigerado&quot;)" office:value-type="float" office:value="318" calcext:value-type="float">
            <text:p>318</text:p>
          </table:table-cell>
          <table:table-cell office:value-type="string" calcext:value-type="string">
            <text:p>Refrigerado</text:p>
          </table:table-cell>
          <table:table-cell/>
          <table:table-cell office:value-type="string" calcext:value-type="string">
            <text:p>Normal + Liquida</text:p>
          </table:table-cell>
          <table:table-cell table:formula="of:=COUNTIFS([.C2:.C1001];[.H2];[.D2:.D1001];[.H8])" office:value-type="float" office:value="122" calcext:value-type="float">
            <text:p>122</text:p>
          </table:table-cell>
          <table:table-cell table:formula="of:=SUMIFS([.E2:.E1001];[.C2:.C1001];[.H2];[.D2:.D1001];[.H8])" office:value-type="float" office:value="652894619" calcext:value-type="float">
            <text:p>652.894.619</text:p>
          </table:table-cell>
          <table:table-cell table:formula="of:=[.L3]/1000" office:value-type="float" office:value="652894.619" calcext:value-type="float">
            <text:p>652.895</text:p>
          </table:table-cell>
          <table:table-cell/>
          <table:table-cell table:style-name="ce14" table:formula="of:=SUM([.P3:.P4])" office:value-type="float" office:value="47297" calcext:value-type="float" table:number-columns-spanned="1" table:number-rows-spanned="2">
            <text:p>47.297</text:p>
          </table:table-cell>
          <table:table-cell table:style-name="ce16" office:value-type="float" office:value="27204" calcext:value-type="float">
            <text:p>27.204</text:p>
          </table:table-cell>
          <table:table-cell table:style-name="ce6"/>
          <table:table-cell table:style-name="ce20" office:value-type="string" calcext:value-type="string" table:number-columns-spanned="1" table:number-rows-spanned="2">
            <text:p>+</text:p>
          </table:table-cell>
          <table:table-cell table:style-name="ce2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etro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9133761" calcext:value-type="float">
            <text:p>9133761</text:p>
          </table:table-cell>
          <table:table-cell/>
          <table:table-cell table:style-name="ce1" table:formula="of:=COUNTIF([.C2:.C1001];&quot;inflamable&quot;)" office:value-type="float" office:value="338" calcext:value-type="float">
            <text:p>338</text:p>
          </table:table-cell>
          <table:table-cell office:value-type="string" calcext:value-type="string">
            <text:p>Inflamable</text:p>
          </table:table-cell>
          <table:table-cell/>
          <table:table-cell office:value-type="string" calcext:value-type="string">
            <text:p>Normal + Gas</text:p>
          </table:table-cell>
          <table:table-cell table:formula="of:=COUNTIFS([.C2:.C1001];[.H2];[.D2:.D1001];[.H9])" office:value-type="float" office:value="96" calcext:value-type="float">
            <text:p>96</text:p>
          </table:table-cell>
          <table:table-cell table:formula="of:=SUMIFS([.E2:.E1001];[.C2:.C1001];[.H2];[.D2:.D1001];[.H9])" office:value-type="float" office:value="482243065" calcext:value-type="float">
            <text:p>482.243.065</text:p>
          </table:table-cell>
          <table:table-cell table:formula="of:=[.L4]/1000" office:value-type="float" office:value="482243.065" calcext:value-type="float">
            <text:p>482.243</text:p>
          </table:table-cell>
          <table:table-cell/>
          <table:covered-table-cell table:style-name="ce15"/>
          <table:table-cell table:style-name="ce17" office:value-type="float" office:value="20093" calcext:value-type="float">
            <text:p>20.093</text:p>
          </table:table-cell>
          <table:table-cell table:style-name="ce6"/>
          <table:covered-table-cell table:style-name="ce21"/>
          <table:table-cell table:style-name="ce23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rl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7873764" calcext:value-type="float">
            <text:p>7873764</text:p>
          </table:table-cell>
          <table:table-cell/>
          <table:table-cell table:style-name="ce2" table:formula="of:=SUM([.G2:.G4])" office:value-type="float" office:value="1000" calcext:value-type="float">
            <text:p>1000</text:p>
          </table:table-cell>
          <table:table-cell table:style-name="ce2" office:value-type="string" calcext:value-type="string">
            <text:p>Total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1" table:formula="of:=SUM([.K2:.K4])" office:value-type="float" office:value="344" calcext:value-type="float">
            <text:p>344</text:p>
          </table:table-cell>
          <table:table-cell table:formula="of:=SUM([.L2:.L4])" office:value-type="float" office:value="1807221047" calcext:value-type="float">
            <text:p>1.807.221.047</text:p>
          </table:table-cell>
          <table:table-cell table:formula="of:=[.L5]/1000" office:value-type="float" office:value="1807221.047" calcext:value-type="float">
            <text:p>1.807.221</text:p>
          </table:table-cell>
          <table:table-cell/>
          <table:table-cell table:style-name="ce4" table:number-columns-repeated="3"/>
          <table:table-cell table:style-name="ce7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rc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270066" calcext:value-type="float">
            <text:p>270066</text:p>
          </table:table-cell>
          <table:table-cell table:number-columns-repeated="9"/>
          <table:table-cell table:style-name="ce4" table:number-columns-repeated="3"/>
          <table:table-cell table:style-name="ce7"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ev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3896525" calcext:value-type="float">
            <text:p>3896525</text:p>
          </table:table-cell>
          <table:table-cell/>
          <table:table-cell table:formula="of:=COUNTIF([.D2:.D1001];&quot;solida&quot;)" office:value-type="float" office:value="357" calcext:value-type="float">
            <text:p>357</text:p>
          </table:table-cell>
          <table:table-cell office:value-type="string" calcext:value-type="string">
            <text:p>Solida</text:p>
          </table:table-cell>
          <table:table-cell/>
          <table:table-cell office:value-type="string" calcext:value-type="string">
            <text:p>Refrigerado + Solida</text:p>
          </table:table-cell>
          <table:table-cell table:formula="of:=COUNTIFS([.C2:.C1001];[.H3];[.D2:.D1001];[.H7])" office:value-type="float" office:value="116" calcext:value-type="float">
            <text:p>116</text:p>
          </table:table-cell>
          <table:table-cell table:formula="of:=SUMIFS([.E2:.E1001];[.C2:.C1001];[.H3];[.D2:.D1001];[.H7])" office:value-type="float" office:value="655917925" calcext:value-type="float">
            <text:p>655.917.925</text:p>
          </table:table-cell>
          <table:table-cell table:formula="of:=[.L7]/1000" office:value-type="float" office:value="655917.925" calcext:value-type="float">
            <text:p>655.918</text:p>
          </table:table-cell>
          <table:table-cell/>
          <table:table-cell table:style-name="ce4" table:formula="of:=[.M7]/10" office:value-type="float" office:value="65591.7925" calcext:value-type="float">
            <text:p>65.592</text:p>
          </table:table-cell>
          <table:table-cell table:style-name="ce4" table:formula="of:=[.M7]/20" office:value-type="float" office:value="32795.89625" calcext:value-type="float">
            <text:p>32.796</text:p>
          </table:table-cell>
          <table:table-cell table:style-name="ce4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oren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6810331" calcext:value-type="float">
            <text:p>6810331</text:p>
          </table:table-cell>
          <table:table-cell/>
          <table:table-cell table:formula="of:=COUNTIF([.D2:.D1001];&quot;liquida&quot;)" office:value-type="float" office:value="335" calcext:value-type="float">
            <text:p>335</text:p>
          </table:table-cell>
          <table:table-cell office:value-type="string" calcext:value-type="string">
            <text:p>Liquida</text:p>
          </table:table-cell>
          <table:table-cell/>
          <table:table-cell office:value-type="string" calcext:value-type="string">
            <text:p>Refrigerado + Liquida</text:p>
          </table:table-cell>
          <table:table-cell table:formula="of:=COUNTIFS([.C2:.C1001];[.H3];[.D2:.D1001];[.H8])" office:value-type="float" office:value="109" calcext:value-type="float">
            <text:p>109</text:p>
          </table:table-cell>
          <table:table-cell table:formula="of:=SUMIFS([.E2:.E1001];[.C2:.C1001];[.H3];[.D2:.D1001];[.H8])" office:value-type="float" office:value="549625220" calcext:value-type="float">
            <text:p>549.625.220</text:p>
          </table:table-cell>
          <table:table-cell table:formula="of:=[.L8]/1000" office:value-type="float" office:value="549625.22" calcext:value-type="float">
            <text:p>549.625</text:p>
          </table:table-cell>
          <table:table-cell/>
          <table:table-cell table:style-name="ce14" table:formula="of:=SUM([.P8:.P9])" office:value-type="float" office:value="51401" calcext:value-type="float" table:number-columns-spanned="1" table:number-rows-spanned="2">
            <text:p>51.401</text:p>
          </table:table-cell>
          <table:table-cell table:style-name="ce16" office:value-type="float" office:value="27481" calcext:value-type="float">
            <text:p>27.481</text:p>
          </table:table-cell>
          <table:table-cell table:style-name="ce6"/>
          <table:table-cell table:style-name="ce20" office:value-type="string" calcext:value-type="string" table:number-columns-spanned="1" table:number-rows-spanned="2">
            <text:p>+</text:p>
          </table:table-cell>
          <table:table-cell table:style-name="ce2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rth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3393973" calcext:value-type="float">
            <text:p>3393973</text:p>
          </table:table-cell>
          <table:table-cell/>
          <table:table-cell table:formula="of:=COUNTIF([.D2:.D1001];&quot;gas&quot;)" office:value-type="float" office:value="308" calcext:value-type="float">
            <text:p>308</text:p>
          </table:table-cell>
          <table:table-cell office:value-type="string" calcext:value-type="string">
            <text:p>Gas</text:p>
          </table:table-cell>
          <table:table-cell/>
          <table:table-cell office:value-type="string" calcext:value-type="string">
            <text:p>Refrigerado + Gas</text:p>
          </table:table-cell>
          <table:table-cell table:formula="of:=COUNTIFS([.C2:.C1001];[.H3];[.D2:.D1001];[.H9])" office:value-type="float" office:value="93" calcext:value-type="float">
            <text:p>93</text:p>
          </table:table-cell>
          <table:table-cell table:formula="of:=SUMIFS([.E2:.E1001];[.C2:.C1001];[.H3];[.D2:.D1001];[.H9])" office:value-type="float" office:value="478394150" calcext:value-type="float">
            <text:p>478.394.150</text:p>
          </table:table-cell>
          <table:table-cell table:formula="of:=[.L9]/1000" office:value-type="float" office:value="478394.15" calcext:value-type="float">
            <text:p>478.394</text:p>
          </table:table-cell>
          <table:table-cell/>
          <table:covered-table-cell table:style-name="ce15"/>
          <table:table-cell table:style-name="ce17" office:value-type="float" office:value="23920" calcext:value-type="float">
            <text:p>23.920</text:p>
          </table:table-cell>
          <table:table-cell table:style-name="ce6"/>
          <table:covered-table-cell table:style-name="ce21"/>
          <table:table-cell table:style-name="ce23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ebec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2385626" calcext:value-type="float">
            <text:p>2385626</text:p>
          </table:table-cell>
          <table:table-cell/>
          <table:table-cell table:style-name="ce2" table:formula="of:=SUM([.G7:.G9])" office:value-type="float" office:value="1000" calcext:value-type="float">
            <text:p>1000</text:p>
          </table:table-cell>
          <table:table-cell table:style-name="ce2" office:value-type="string" calcext:value-type="string">
            <text:p>Total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1" table:formula="of:=SUM([.K7:.K9])" office:value-type="float" office:value="318" calcext:value-type="float">
            <text:p>318</text:p>
          </table:table-cell>
          <table:table-cell table:formula="of:=SUM([.L7:.L9])" office:value-type="float" office:value="1683937295" calcext:value-type="float">
            <text:p>1.683.937.295</text:p>
          </table:table-cell>
          <table:table-cell table:formula="of:=[.L10]/1000" office:value-type="float" office:value="1683937.295" calcext:value-type="float">
            <text:p>1.683.937</text:p>
          </table:table-cell>
          <table:table-cell/>
          <table:table-cell table:style-name="ce4" table:number-columns-repeated="3"/>
          <table:table-cell table:style-name="ce7"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umphre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6415313" calcext:value-type="float">
            <text:p>6415313</text:p>
          </table:table-cell>
          <table:table-cell table:number-columns-repeated="9"/>
          <table:table-cell table:style-name="ce4" table:number-columns-repeated="3"/>
          <table:table-cell table:style-name="ce7"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dd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7022102" calcext:value-type="float">
            <text:p>7022102</text:p>
          </table:table-cell>
          <table:table-cell table:number-columns-repeated="4"/>
          <table:table-cell office:value-type="string" calcext:value-type="string">
            <text:p>Inflamable + Solida</text:p>
          </table:table-cell>
          <table:table-cell table:formula="of:=COUNTIFS([.C2:.C1001];[.H4];[.D2:.D1001];[.H7])" office:value-type="float" office:value="115" calcext:value-type="float">
            <text:p>115</text:p>
          </table:table-cell>
          <table:table-cell table:formula="of:=SUMIFS([.E2:.E1001];[.C2:.C1001];[.H4];[.D2:.D1001];[.H7])" office:value-type="float" office:value="578612230" calcext:value-type="float">
            <text:p>578.612.230</text:p>
          </table:table-cell>
          <table:table-cell table:formula="of:=[.L12]/1001" office:value-type="float" office:value="578034.195804196" calcext:value-type="float">
            <text:p>578.034</text:p>
          </table:table-cell>
          <table:table-cell/>
          <table:table-cell table:style-name="ce4" table:formula="of:=[.M12]/12" office:value-type="float" office:value="48169.5163170163" calcext:value-type="float">
            <text:p>48.170</text:p>
          </table:table-cell>
          <table:table-cell table:style-name="ce4" table:formula="of:=[.M12]/24" office:value-type="float" office:value="24084.7581585082" calcext:value-type="float">
            <text:p>24.085</text:p>
          </table:table-cell>
          <table:table-cell table:style-name="ce4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ridi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1561771" calcext:value-type="float">
            <text:p>1561771</text:p>
          </table:table-cell>
          <table:table-cell table:number-columns-repeated="4"/>
          <table:table-cell office:value-type="string" calcext:value-type="string">
            <text:p>Inflamable + Liquida</text:p>
          </table:table-cell>
          <table:table-cell table:formula="of:=COUNTIFS([.C2:.C1001];[.H4];[.D2:.D1001];[.H8])" office:value-type="float" office:value="104" calcext:value-type="float">
            <text:p>104</text:p>
          </table:table-cell>
          <table:table-cell table:formula="of:=SUMIFS([.E2:.E1001];[.C2:.C1001];[.H4];[.D2:.D1001];[.H8])" office:value-type="float" office:value="508080605" calcext:value-type="float">
            <text:p>508.080.605</text:p>
          </table:table-cell>
          <table:table-cell table:formula="of:=[.L13]/1001" office:value-type="float" office:value="507573.031968032" calcext:value-type="float">
            <text:p>507.573</text:p>
          </table:table-cell>
          <table:table-cell/>
          <table:table-cell table:style-name="ce14" table:formula="of:=SUM([.P13:.P14])" office:value-type="float" office:value="53441" calcext:value-type="float" table:number-columns-spanned="1" table:number-rows-spanned="2">
            <text:p>53.441</text:p>
          </table:table-cell>
          <table:table-cell table:style-name="ce16" office:value-type="float" office:value="25379" calcext:value-type="float">
            <text:p>25.379</text:p>
          </table:table-cell>
          <table:table-cell table:style-name="ce6"/>
          <table:table-cell table:style-name="ce20" office:value-type="string" calcext:value-type="string" table:number-columns-spanned="1" table:number-rows-spanned="2">
            <text:p>+</text:p>
          </table:table-cell>
          <table:table-cell table:style-name="ce2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di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431980" calcext:value-type="float">
            <text:p>431980</text:p>
          </table:table-cell>
          <table:table-cell table:number-columns-repeated="4"/>
          <table:table-cell office:value-type="string" calcext:value-type="string">
            <text:p>Inflamable + Gas</text:p>
          </table:table-cell>
          <table:table-cell table:formula="of:=COUNTIFS([.C2:.C1001];[.H4];[.D2:.D1001];[.H9])" office:value-type="float" office:value="119" calcext:value-type="float">
            <text:p>119</text:p>
          </table:table-cell>
          <table:table-cell table:formula="of:=SUMIFS([.E2:.E1001];[.C2:.C1001];[.H4];[.D2:.D1001];[.H9])" office:value-type="float" office:value="561793797" calcext:value-type="float">
            <text:p>561.793.797</text:p>
          </table:table-cell>
          <table:table-cell table:formula="of:=[.L14]/1001" office:value-type="float" office:value="561232.564435564" calcext:value-type="float">
            <text:p>561.233</text:p>
          </table:table-cell>
          <table:table-cell/>
          <table:covered-table-cell table:style-name="ce15"/>
          <table:table-cell table:style-name="ce17" office:value-type="float" office:value="28062" calcext:value-type="float">
            <text:p>28.062</text:p>
          </table:table-cell>
          <table:table-cell table:style-name="ce6"/>
          <table:covered-table-cell table:style-name="ce21"/>
          <table:table-cell table:style-name="ce23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lan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3439282" calcext:value-type="float">
            <text:p>3439282</text:p>
          </table:table-cell>
          <table:table-cell table:number-columns-repeated="4"/>
          <table:table-cell table:style-name="ce2" office:value-type="string" calcext:value-type="string">
            <text:p>Total</text:p>
          </table:table-cell>
          <table:table-cell table:style-name="ce1" table:formula="of:=SUM([.K12:.K14])" office:value-type="float" office:value="338" calcext:value-type="float">
            <text:p>338</text:p>
          </table:table-cell>
          <table:table-cell table:formula="of:=SUM([.L12:.L14])" office:value-type="float" office:value="1648486632" calcext:value-type="float">
            <text:p>1.648.486.632</text:p>
          </table:table-cell>
          <table:table-cell table:formula="of:=[.L15]/1001" office:value-type="float" office:value="1646839.79220779" calcext:value-type="float">
            <text:p>1.646.840</text:p>
          </table:table-cell>
          <table:table-cell/>
          <table:table-cell table:style-name="ce4" table:number-columns-repeated="3"/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6291883" calcext:value-type="float">
            <text:p>6291883</text:p>
          </table:table-cell>
          <table:table-cell table:number-columns-repeated="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ell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4466851" calcext:value-type="float">
            <text:p>4466851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Jordann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5190589" calcext:value-type="float">
            <text:p>5190589</text:p>
          </table:table-cell>
          <table:table-cell table:number-columns-repeated="1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iffer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8989410" calcext:value-type="float">
            <text:p>8989410</text:p>
          </table:table-cell>
          <table:table-cell table:number-columns-repeated="1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ecil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2432557" calcext:value-type="float">
            <text:p>2432557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uenever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4794301" calcext:value-type="float">
            <text:p>4794301</text:p>
          </table:table-cell>
          <table:table-cell table:number-columns-repeated="1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hirle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3145301" calcext:value-type="float">
            <text:p>3145301</text:p>
          </table:table-cell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ochell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6211363" calcext:value-type="float">
            <text:p>6211363</text:p>
          </table:table-cell>
          <table:table-cell table:number-columns-repeated="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Urs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1604982" calcext:value-type="float">
            <text:p>1604982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urra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5547302" calcext:value-type="float">
            <text:p>5547302</text:p>
          </table:table-cell>
          <table:table-cell table:number-columns-repeated="1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eean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1816072" calcext:value-type="float">
            <text:p>1816072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8168437" calcext:value-type="float">
            <text:p>8168437</text:p>
          </table:table-cell>
          <table:table-cell table:number-columns-repeated="1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ngi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3029840" calcext:value-type="float">
            <text:p>3029840</text:p>
          </table:table-cell>
          <table:table-cell table:number-columns-repeated="1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910486" calcext:value-type="float">
            <text:p>910486</text:p>
          </table:table-cell>
          <table:table-cell table:number-columns-repeated="1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aco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7934382" calcext:value-type="float">
            <text:p>7934382</text:p>
          </table:table-cell>
          <table:table-cell table:number-columns-repeated="1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illi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9465766" calcext:value-type="float">
            <text:p>9465766</text:p>
          </table:table-cell>
          <table:table-cell table:number-columns-repeated="1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any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321163" calcext:value-type="float">
            <text:p>321163</text:p>
          </table:table-cell>
          <table:table-cell table:number-columns-repeated="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onni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5893502" calcext:value-type="float">
            <text:p>5893502</text:p>
          </table:table-cell>
          <table:table-cell table:number-columns-repeated="1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Ulberto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2375414" calcext:value-type="float">
            <text:p>2375414</text:p>
          </table:table-cell>
          <table:table-cell table:number-columns-repeated="1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arbabr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6733184" calcext:value-type="float">
            <text:p>6733184</text:p>
          </table:table-cell>
          <table:table-cell table:number-columns-repeated="1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Kath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8698256" calcext:value-type="float">
            <text:p>8698256</text:p>
          </table:table-cell>
          <table:table-cell table:number-columns-repeated="1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err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1671698" calcext:value-type="float">
            <text:p>1671698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enn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4004038" calcext:value-type="float">
            <text:p>4004038</text:p>
          </table:table-cell>
          <table:table-cell table:number-columns-repeated="1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7818255" calcext:value-type="float">
            <text:p>7818255</text:p>
          </table:table-cell>
          <table:table-cell table:number-columns-repeated="1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Zedekiah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246240" calcext:value-type="float">
            <text:p>246240</text:p>
          </table:table-cell>
          <table:table-cell table:number-columns-repeated="1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Vick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3997249" calcext:value-type="float">
            <text:p>3997249</text:p>
          </table:table-cell>
          <table:table-cell table:number-columns-repeated="1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Wini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2269900" calcext:value-type="float">
            <text:p>2269900</text:p>
          </table:table-cell>
          <table:table-cell table:number-columns-repeated="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Branno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716640" calcext:value-type="float">
            <text:p>716640</text:p>
          </table:table-cell>
          <table:table-cell table:number-columns-repeated="1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arn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9545380" calcext:value-type="float">
            <text:p>9545380</text:p>
          </table:table-cell>
          <table:table-cell table:number-columns-repeated="1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onni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6747856" calcext:value-type="float">
            <text:p>6747856</text:p>
          </table:table-cell>
          <table:table-cell table:number-columns-repeated="1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Yasmi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9858567" calcext:value-type="float">
            <text:p>9858567</text:p>
          </table:table-cell>
          <table:table-cell table:number-columns-repeated="1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lariss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2948221" calcext:value-type="float">
            <text:p>2948221</text:p>
          </table:table-cell>
          <table:table-cell table:number-columns-repeated="1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adle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7985251" calcext:value-type="float">
            <text:p>7985251</text:p>
          </table:table-cell>
          <table:table-cell table:number-columns-repeated="1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yndse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272408" calcext:value-type="float">
            <text:p>272408</text:p>
          </table:table-cell>
          <table:table-cell table:number-columns-repeated="1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erguso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8537557" calcext:value-type="float">
            <text:p>8537557</text:p>
          </table:table-cell>
          <table:table-cell table:number-columns-repeated="1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yndi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2556036" calcext:value-type="float">
            <text:p>2556036</text:p>
          </table:table-cell>
          <table:table-cell table:number-columns-repeated="1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osett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8415785" calcext:value-type="float">
            <text:p>8415785</text:p>
          </table:table-cell>
          <table:table-cell table:number-columns-repeated="1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Georgian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6262907" calcext:value-type="float">
            <text:p>6262907</text:p>
          </table:table-cell>
          <table:table-cell table:number-columns-repeated="1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Mort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3179194" calcext:value-type="float">
            <text:p>3179194</text:p>
          </table:table-cell>
          <table:table-cell table:number-columns-repeated="1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Bambi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3806354" calcext:value-type="float">
            <text:p>3806354</text:p>
          </table:table-cell>
          <table:table-cell table:number-columns-repeated="1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879399" calcext:value-type="float">
            <text:p>879399</text:p>
          </table:table-cell>
          <table:table-cell table:number-columns-repeated="1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ulle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4503460" calcext:value-type="float">
            <text:p>4503460</text:p>
          </table:table-cell>
          <table:table-cell table:number-columns-repeated="1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erril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9761779" calcext:value-type="float">
            <text:p>9761779</text:p>
          </table:table-cell>
          <table:table-cell table:number-columns-repeated="1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Rancell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722665" calcext:value-type="float">
            <text:p>722665</text:p>
          </table:table-cell>
          <table:table-cell table:number-columns-repeated="1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Joelly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6341574" calcext:value-type="float">
            <text:p>6341574</text:p>
          </table:table-cell>
          <table:table-cell table:number-columns-repeated="1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Edsel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2617246" calcext:value-type="float">
            <text:p>2617246</text:p>
          </table:table-cell>
          <table:table-cell table:number-columns-repeated="1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arger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3648472" calcext:value-type="float">
            <text:p>3648472</text:p>
          </table:table-cell>
          <table:table-cell table:number-columns-repeated="1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obb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2481858" calcext:value-type="float">
            <text:p>2481858</text:p>
          </table:table-cell>
          <table:table-cell table:number-columns-repeated="1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Katrin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145494" calcext:value-type="float">
            <text:p>145494</text:p>
          </table:table-cell>
          <table:table-cell table:number-columns-repeated="1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Kayce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1115725" calcext:value-type="float">
            <text:p>1115725</text:p>
          </table:table-cell>
          <table:table-cell table:number-columns-repeated="1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Almet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1738231" calcext:value-type="float">
            <text:p>1738231</text:p>
          </table:table-cell>
          <table:table-cell table:number-columns-repeated="1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Kyl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5221918" calcext:value-type="float">
            <text:p>5221918</text:p>
          </table:table-cell>
          <table:table-cell table:number-columns-repeated="1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3137439" calcext:value-type="float">
            <text:p>3137439</text:p>
          </table:table-cell>
          <table:table-cell table:number-columns-repeated="1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Verl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2169300" calcext:value-type="float">
            <text:p>2169300</text:p>
          </table:table-cell>
          <table:table-cell table:number-columns-repeated="1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Gallagher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6064030" calcext:value-type="float">
            <text:p>6064030</text:p>
          </table:table-cell>
          <table:table-cell table:number-columns-repeated="1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regg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4606303" calcext:value-type="float">
            <text:p>4606303</text:p>
          </table:table-cell>
          <table:table-cell table:number-columns-repeated="1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Kirk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5910091" calcext:value-type="float">
            <text:p>5910091</text:p>
          </table:table-cell>
          <table:table-cell table:number-columns-repeated="1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Armando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7019823" calcext:value-type="float">
            <text:p>7019823</text:p>
          </table:table-cell>
          <table:table-cell table:number-columns-repeated="1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445408" calcext:value-type="float">
            <text:p>445408</text:p>
          </table:table-cell>
          <table:table-cell table:number-columns-repeated="1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33135" calcext:value-type="float">
            <text:p>33135</text:p>
          </table:table-cell>
          <table:table-cell table:number-columns-repeated="1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orett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9328033" calcext:value-type="float">
            <text:p>9328033</text:p>
          </table:table-cell>
          <table:table-cell table:number-columns-repeated="1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bigal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5672890" calcext:value-type="float">
            <text:p>5672890</text:p>
          </table:table-cell>
          <table:table-cell table:number-columns-repeated="1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Meriel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1642483" calcext:value-type="float">
            <text:p>1642483</text:p>
          </table:table-cell>
          <table:table-cell table:number-columns-repeated="1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Jeanett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2252195" calcext:value-type="float">
            <text:p>2252195</text:p>
          </table:table-cell>
          <table:table-cell table:number-columns-repeated="1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Brande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4909633" calcext:value-type="float">
            <text:p>4909633</text:p>
          </table:table-cell>
          <table:table-cell table:number-columns-repeated="1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Evani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1941787" calcext:value-type="float">
            <text:p>1941787</text:p>
          </table:table-cell>
          <table:table-cell table:number-columns-repeated="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Devli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894689" calcext:value-type="float">
            <text:p>894689</text:p>
          </table:table-cell>
          <table:table-cell table:number-columns-repeated="1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8741311" calcext:value-type="float">
            <text:p>8741311</text:p>
          </table:table-cell>
          <table:table-cell table:number-columns-repeated="1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Nickolaus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4319187" calcext:value-type="float">
            <text:p>4319187</text:p>
          </table:table-cell>
          <table:table-cell table:number-columns-repeated="1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2692674" calcext:value-type="float">
            <text:p>2692674</text:p>
          </table:table-cell>
          <table:table-cell table:number-columns-repeated="1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575526" calcext:value-type="float">
            <text:p>575526</text:p>
          </table:table-cell>
          <table:table-cell table:number-columns-repeated="1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Eleanor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9846909" calcext:value-type="float">
            <text:p>9846909</text:p>
          </table:table-cell>
          <table:table-cell table:number-columns-repeated="1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Mano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7093608" calcext:value-type="float">
            <text:p>7093608</text:p>
          </table:table-cell>
          <table:table-cell table:number-columns-repeated="1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Olag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9614295" calcext:value-type="float">
            <text:p>9614295</text:p>
          </table:table-cell>
          <table:table-cell table:number-columns-repeated="1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Theresin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3980035" calcext:value-type="float">
            <text:p>3980035</text:p>
          </table:table-cell>
          <table:table-cell table:number-columns-repeated="1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Gretche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2037918" calcext:value-type="float">
            <text:p>2037918</text:p>
          </table:table-cell>
          <table:table-cell table:number-columns-repeated="1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5620148" calcext:value-type="float">
            <text:p>5620148</text:p>
          </table:table-cell>
          <table:table-cell table:number-columns-repeated="1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Nikos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7126242" calcext:value-type="float">
            <text:p>7126242</text:p>
          </table:table-cell>
          <table:table-cell table:number-columns-repeated="1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Stac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9574829" calcext:value-type="float">
            <text:p>9574829</text:p>
          </table:table-cell>
          <table:table-cell table:number-columns-repeated="1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Leli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5568003" calcext:value-type="float">
            <text:p>5568003</text:p>
          </table:table-cell>
          <table:table-cell table:number-columns-repeated="1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Tandi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4208434" calcext:value-type="float">
            <text:p>4208434</text:p>
          </table:table-cell>
          <table:table-cell table:number-columns-repeated="1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ad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9433173" calcext:value-type="float">
            <text:p>9433173</text:p>
          </table:table-cell>
          <table:table-cell table:number-columns-repeated="1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Marlow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8495660" calcext:value-type="float">
            <text:p>8495660</text:p>
          </table:table-cell>
          <table:table-cell table:number-columns-repeated="1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Hermi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61379" calcext:value-type="float">
            <text:p>61379</text:p>
          </table:table-cell>
          <table:table-cell table:number-columns-repeated="1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Lanett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2638553" calcext:value-type="float">
            <text:p>2638553</text:p>
          </table:table-cell>
          <table:table-cell table:number-columns-repeated="1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Janell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5627106" calcext:value-type="float">
            <text:p>5627106</text:p>
          </table:table-cell>
          <table:table-cell table:number-columns-repeated="1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Gizel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6329000" calcext:value-type="float">
            <text:p>6329000</text:p>
          </table:table-cell>
          <table:table-cell table:number-columns-repeated="1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1380666" calcext:value-type="float">
            <text:p>1380666</text:p>
          </table:table-cell>
          <table:table-cell table:number-columns-repeated="1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Ess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8142127" calcext:value-type="float">
            <text:p>8142127</text:p>
          </table:table-cell>
          <table:table-cell table:number-columns-repeated="1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7532988" calcext:value-type="float">
            <text:p>7532988</text:p>
          </table:table-cell>
          <table:table-cell table:number-columns-repeated="1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7880506" calcext:value-type="float">
            <text:p>7880506</text:p>
          </table:table-cell>
          <table:table-cell table:number-columns-repeated="1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8057177" calcext:value-type="float">
            <text:p>8057177</text:p>
          </table:table-cell>
          <table:table-cell table:number-columns-repeated="1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2205812" calcext:value-type="float">
            <text:p>2205812</text:p>
          </table:table-cell>
          <table:table-cell table:number-columns-repeated="1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9031957" calcext:value-type="float">
            <text:p>9031957</text:p>
          </table:table-cell>
          <table:table-cell table:number-columns-repeated="1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Minn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9119208" calcext:value-type="float">
            <text:p>9119208</text:p>
          </table:table-cell>
          <table:table-cell table:number-columns-repeated="1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iffr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6357860" calcext:value-type="float">
            <text:p>6357860</text:p>
          </table:table-cell>
          <table:table-cell table:number-columns-repeated="1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Huntle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3076366" calcext:value-type="float">
            <text:p>3076366</text:p>
          </table:table-cell>
          <table:table-cell table:number-columns-repeated="1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Non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5838065" calcext:value-type="float">
            <text:p>5838065</text:p>
          </table:table-cell>
          <table:table-cell table:number-columns-repeated="1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Brendis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6119877" calcext:value-type="float">
            <text:p>6119877</text:p>
          </table:table-cell>
          <table:table-cell table:number-columns-repeated="1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Philip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3495458" calcext:value-type="float">
            <text:p>3495458</text:p>
          </table:table-cell>
          <table:table-cell table:number-columns-repeated="1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Blondell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49672" calcext:value-type="float">
            <text:p>49672</text:p>
          </table:table-cell>
          <table:table-cell table:number-columns-repeated="1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8240965" calcext:value-type="float">
            <text:p>8240965</text:p>
          </table:table-cell>
          <table:table-cell table:number-columns-repeated="1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han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2623433" calcext:value-type="float">
            <text:p>2623433</text:p>
          </table:table-cell>
          <table:table-cell table:number-columns-repeated="1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Kennith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3379738" calcext:value-type="float">
            <text:p>3379738</text:p>
          </table:table-cell>
          <table:table-cell table:number-columns-repeated="1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Tobi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8245197" calcext:value-type="float">
            <text:p>8245197</text:p>
          </table:table-cell>
          <table:table-cell table:number-columns-repeated="1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Timm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9552418" calcext:value-type="float">
            <text:p>9552418</text:p>
          </table:table-cell>
          <table:table-cell table:number-columns-repeated="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Guenever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7143925" calcext:value-type="float">
            <text:p>7143925</text:p>
          </table:table-cell>
          <table:table-cell table:number-columns-repeated="1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3445599" calcext:value-type="float">
            <text:p>3445599</text:p>
          </table:table-cell>
          <table:table-cell table:number-columns-repeated="1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Angeliqu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4642221" calcext:value-type="float">
            <text:p>4642221</text:p>
          </table:table-cell>
          <table:table-cell table:number-columns-repeated="1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Jodi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5097748" calcext:value-type="float">
            <text:p>5097748</text:p>
          </table:table-cell>
          <table:table-cell table:number-columns-repeated="1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Adri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6043665" calcext:value-type="float">
            <text:p>6043665</text:p>
          </table:table-cell>
          <table:table-cell table:number-columns-repeated="1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Philli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8777354" calcext:value-type="float">
            <text:p>8777354</text:p>
          </table:table-cell>
          <table:table-cell table:number-columns-repeated="1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Basil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3614735" calcext:value-type="float">
            <text:p>3614735</text:p>
          </table:table-cell>
          <table:table-cell table:number-columns-repeated="1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3297531" calcext:value-type="float">
            <text:p>3297531</text:p>
          </table:table-cell>
          <table:table-cell table:number-columns-repeated="1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Lynnett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1766751" calcext:value-type="float">
            <text:p>1766751</text:p>
          </table:table-cell>
          <table:table-cell table:number-columns-repeated="1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4074928" calcext:value-type="float">
            <text:p>4074928</text:p>
          </table:table-cell>
          <table:table-cell table:number-columns-repeated="1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Shaw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9130139" calcext:value-type="float">
            <text:p>9130139</text:p>
          </table:table-cell>
          <table:table-cell table:number-columns-repeated="1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Auste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7162039" calcext:value-type="float">
            <text:p>7162039</text:p>
          </table:table-cell>
          <table:table-cell table:number-columns-repeated="1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5200253" calcext:value-type="float">
            <text:p>5200253</text:p>
          </table:table-cell>
          <table:table-cell table:number-columns-repeated="1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4671017" calcext:value-type="float">
            <text:p>4671017</text:p>
          </table:table-cell>
          <table:table-cell table:number-columns-repeated="1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Rozali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3559643" calcext:value-type="float">
            <text:p>3559643</text:p>
          </table:table-cell>
          <table:table-cell table:number-columns-repeated="1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Allix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6536731" calcext:value-type="float">
            <text:p>6536731</text:p>
          </table:table-cell>
          <table:table-cell table:number-columns-repeated="1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Haile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6051410" calcext:value-type="float">
            <text:p>6051410</text:p>
          </table:table-cell>
          <table:table-cell table:number-columns-repeated="1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Judo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8521760" calcext:value-type="float">
            <text:p>8521760</text:p>
          </table:table-cell>
          <table:table-cell table:number-columns-repeated="1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Gerri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6520764" calcext:value-type="float">
            <text:p>6520764</text:p>
          </table:table-cell>
          <table:table-cell table:number-columns-repeated="1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Korell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1557463" calcext:value-type="float">
            <text:p>1557463</text:p>
          </table:table-cell>
          <table:table-cell table:number-columns-repeated="1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Vail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4886952" calcext:value-type="float">
            <text:p>4886952</text:p>
          </table:table-cell>
          <table:table-cell table:number-columns-repeated="1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ola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3068667" calcext:value-type="float">
            <text:p>3068667</text:p>
          </table:table-cell>
          <table:table-cell table:number-columns-repeated="1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ristin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9054354" calcext:value-type="float">
            <text:p>9054354</text:p>
          </table:table-cell>
          <table:table-cell table:number-columns-repeated="1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1878854" calcext:value-type="float">
            <text:p>1878854</text:p>
          </table:table-cell>
          <table:table-cell table:number-columns-repeated="1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Renard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3746308" calcext:value-type="float">
            <text:p>3746308</text:p>
          </table:table-cell>
          <table:table-cell table:number-columns-repeated="1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Fawni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8387319" calcext:value-type="float">
            <text:p>8387319</text:p>
          </table:table-cell>
          <table:table-cell table:number-columns-repeated="1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Rosabell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834144" calcext:value-type="float">
            <text:p>834144</text:p>
          </table:table-cell>
          <table:table-cell table:number-columns-repeated="1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Gonzales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4261771" calcext:value-type="float">
            <text:p>4261771</text:p>
          </table:table-cell>
          <table:table-cell table:number-columns-repeated="1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Audr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4368100" calcext:value-type="float">
            <text:p>4368100</text:p>
          </table:table-cell>
          <table:table-cell table:number-columns-repeated="1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603406" calcext:value-type="float">
            <text:p>603406</text:p>
          </table:table-cell>
          <table:table-cell table:number-columns-repeated="1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Eberto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8073862" calcext:value-type="float">
            <text:p>8073862</text:p>
          </table:table-cell>
          <table:table-cell table:number-columns-repeated="1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Bearnard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8443091" calcext:value-type="float">
            <text:p>8443091</text:p>
          </table:table-cell>
          <table:table-cell table:number-columns-repeated="1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Mireill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8105724" calcext:value-type="float">
            <text:p>8105724</text:p>
          </table:table-cell>
          <table:table-cell table:number-columns-repeated="1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Sheere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7528028" calcext:value-type="float">
            <text:p>7528028</text:p>
          </table:table-cell>
          <table:table-cell table:number-columns-repeated="1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7557989" calcext:value-type="float">
            <text:p>7557989</text:p>
          </table:table-cell>
          <table:table-cell table:number-columns-repeated="1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Sawyer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3794285" calcext:value-type="float">
            <text:p>3794285</text:p>
          </table:table-cell>
          <table:table-cell table:number-columns-repeated="1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8586459" calcext:value-type="float">
            <text:p>8586459</text:p>
          </table:table-cell>
          <table:table-cell table:number-columns-repeated="1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8034376" calcext:value-type="float">
            <text:p>8034376</text:p>
          </table:table-cell>
          <table:table-cell table:number-columns-repeated="1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herlin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6012011" calcext:value-type="float">
            <text:p>6012011</text:p>
          </table:table-cell>
          <table:table-cell table:number-columns-repeated="1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1450302" calcext:value-type="float">
            <text:p>1450302</text:p>
          </table:table-cell>
          <table:table-cell table:number-columns-repeated="1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Barbett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495397" calcext:value-type="float">
            <text:p>495397</text:p>
          </table:table-cell>
          <table:table-cell table:number-columns-repeated="1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Perri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1517555" calcext:value-type="float">
            <text:p>1517555</text:p>
          </table:table-cell>
          <table:table-cell table:number-columns-repeated="1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641521" calcext:value-type="float">
            <text:p>641521</text:p>
          </table:table-cell>
          <table:table-cell table:number-columns-repeated="14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93689" calcext:value-type="float">
            <text:p>93689</text:p>
          </table:table-cell>
          <table:table-cell table:number-columns-repeated="14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Damiano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2556756" calcext:value-type="float">
            <text:p>2556756</text:p>
          </table:table-cell>
          <table:table-cell table:number-columns-repeated="14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Harli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8466640" calcext:value-type="float">
            <text:p>8466640</text:p>
          </table:table-cell>
          <table:table-cell table:number-columns-repeated="14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Nettl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6946184" calcext:value-type="float">
            <text:p>6946184</text:p>
          </table:table-cell>
          <table:table-cell table:number-columns-repeated="14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Rudd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1636156" calcext:value-type="float">
            <text:p>1636156</text:p>
          </table:table-cell>
          <table:table-cell table:number-columns-repeated="14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Tanitans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4248180" calcext:value-type="float">
            <text:p>4248180</text:p>
          </table:table-cell>
          <table:table-cell table:number-columns-repeated="14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Jack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3753423" calcext:value-type="float">
            <text:p>3753423</text:p>
          </table:table-cell>
          <table:table-cell table:number-columns-repeated="1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Olwe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4202784" calcext:value-type="float">
            <text:p>4202784</text:p>
          </table:table-cell>
          <table:table-cell table:number-columns-repeated="14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5721470" calcext:value-type="float">
            <text:p>5721470</text:p>
          </table:table-cell>
          <table:table-cell table:number-columns-repeated="14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2401817" calcext:value-type="float">
            <text:p>2401817</text:p>
          </table:table-cell>
          <table:table-cell table:number-columns-repeated="14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4817154" calcext:value-type="float">
            <text:p>4817154</text:p>
          </table:table-cell>
          <table:table-cell table:number-columns-repeated="14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Mirell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188589" calcext:value-type="float">
            <text:p>188589</text:p>
          </table:table-cell>
          <table:table-cell table:number-columns-repeated="14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Corabell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589551" calcext:value-type="float">
            <text:p>589551</text:p>
          </table:table-cell>
          <table:table-cell table:number-columns-repeated="14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Zandr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3099597" calcext:value-type="float">
            <text:p>3099597</text:p>
          </table:table-cell>
          <table:table-cell table:number-columns-repeated="1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Antonett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8116400" calcext:value-type="float">
            <text:p>8116400</text:p>
          </table:table-cell>
          <table:table-cell table:number-columns-repeated="14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Bernit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5736271" calcext:value-type="float">
            <text:p>5736271</text:p>
          </table:table-cell>
          <table:table-cell table:number-columns-repeated="14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Luis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9319131" calcext:value-type="float">
            <text:p>9319131</text:p>
          </table:table-cell>
          <table:table-cell table:number-columns-repeated="1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Jess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7095592" calcext:value-type="float">
            <text:p>7095592</text:p>
          </table:table-cell>
          <table:table-cell table:number-columns-repeated="14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Lelah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629822" calcext:value-type="float">
            <text:p>629822</text:p>
          </table:table-cell>
          <table:table-cell table:number-columns-repeated="14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Baird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8507423" calcext:value-type="float">
            <text:p>8507423</text:p>
          </table:table-cell>
          <table:table-cell table:number-columns-repeated="14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Raynor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3185262" calcext:value-type="float">
            <text:p>3185262</text:p>
          </table:table-cell>
          <table:table-cell table:number-columns-repeated="14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8040343" calcext:value-type="float">
            <text:p>8040343</text:p>
          </table:table-cell>
          <table:table-cell table:number-columns-repeated="14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Fidelio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8862249" calcext:value-type="float">
            <text:p>8862249</text:p>
          </table:table-cell>
          <table:table-cell table:number-columns-repeated="14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Emmett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9495813" calcext:value-type="float">
            <text:p>9495813</text:p>
          </table:table-cell>
          <table:table-cell table:number-columns-repeated="14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Salli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568882" calcext:value-type="float">
            <text:p>568882</text:p>
          </table:table-cell>
          <table:table-cell table:number-columns-repeated="14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Ja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1794298" calcext:value-type="float">
            <text:p>1794298</text:p>
          </table:table-cell>
          <table:table-cell table:number-columns-repeated="14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Kyle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3663669" calcext:value-type="float">
            <text:p>3663669</text:p>
          </table:table-cell>
          <table:table-cell table:number-columns-repeated="14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Marwi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2525770" calcext:value-type="float">
            <text:p>2525770</text:p>
          </table:table-cell>
          <table:table-cell table:number-columns-repeated="14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Dean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360848" calcext:value-type="float">
            <text:p>360848</text:p>
          </table:table-cell>
          <table:table-cell table:number-columns-repeated="14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Trix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1621954" calcext:value-type="float">
            <text:p>1621954</text:p>
          </table:table-cell>
          <table:table-cell table:number-columns-repeated="14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Annmari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6246100" calcext:value-type="float">
            <text:p>6246100</text:p>
          </table:table-cell>
          <table:table-cell table:number-columns-repeated="14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Giacint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17157" calcext:value-type="float">
            <text:p>17157</text:p>
          </table:table-cell>
          <table:table-cell table:number-columns-repeated="14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Lewes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4169219" calcext:value-type="float">
            <text:p>4169219</text:p>
          </table:table-cell>
          <table:table-cell table:number-columns-repeated="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Toby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7126247" calcext:value-type="float">
            <text:p>7126247</text:p>
          </table:table-cell>
          <table:table-cell table:number-columns-repeated="14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Ginnifer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4867908" calcext:value-type="float">
            <text:p>4867908</text:p>
          </table:table-cell>
          <table:table-cell table:number-columns-repeated="14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Will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2144191" calcext:value-type="float">
            <text:p>2144191</text:p>
          </table:table-cell>
          <table:table-cell table:number-columns-repeated="14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9542362" calcext:value-type="float">
            <text:p>9542362</text:p>
          </table:table-cell>
          <table:table-cell table:number-columns-repeated="14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Arlee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4399559" calcext:value-type="float">
            <text:p>4399559</text:p>
          </table:table-cell>
          <table:table-cell table:number-columns-repeated="14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Stevan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1320567" calcext:value-type="float">
            <text:p>1320567</text:p>
          </table:table-cell>
          <table:table-cell table:number-columns-repeated="14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3978495" calcext:value-type="float">
            <text:p>3978495</text:p>
          </table:table-cell>
          <table:table-cell table:number-columns-repeated="14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Orso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5114298" calcext:value-type="float">
            <text:p>5114298</text:p>
          </table:table-cell>
          <table:table-cell table:number-columns-repeated="14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Glendo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6240311" calcext:value-type="float">
            <text:p>6240311</text:p>
          </table:table-cell>
          <table:table-cell table:number-columns-repeated="14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Danit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6403754" calcext:value-type="float">
            <text:p>6403754</text:p>
          </table:table-cell>
          <table:table-cell table:number-columns-repeated="14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Caz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1212583" calcext:value-type="float">
            <text:p>1212583</text:p>
          </table:table-cell>
          <table:table-cell table:number-columns-repeated="14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6983772" calcext:value-type="float">
            <text:p>6983772</text:p>
          </table:table-cell>
          <table:table-cell table:number-columns-repeated="14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Mellis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6653886" calcext:value-type="float">
            <text:p>6653886</text:p>
          </table:table-cell>
          <table:table-cell table:number-columns-repeated="14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Alphard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8416451" calcext:value-type="float">
            <text:p>8416451</text:p>
          </table:table-cell>
          <table:table-cell table:number-columns-repeated="14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Philomen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9750769" calcext:value-type="float">
            <text:p>9750769</text:p>
          </table:table-cell>
          <table:table-cell table:number-columns-repeated="14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2576419" calcext:value-type="float">
            <text:p>2576419</text:p>
          </table:table-cell>
          <table:table-cell table:number-columns-repeated="14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Harland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6003243" calcext:value-type="float">
            <text:p>6003243</text:p>
          </table:table-cell>
          <table:table-cell table:number-columns-repeated="14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Marcello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7429934" calcext:value-type="float">
            <text:p>7429934</text:p>
          </table:table-cell>
          <table:table-cell table:number-columns-repeated="14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Ils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7532784" calcext:value-type="float">
            <text:p>7532784</text:p>
          </table:table-cell>
          <table:table-cell table:number-columns-repeated="14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Roseann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3917263" calcext:value-type="float">
            <text:p>3917263</text:p>
          </table:table-cell>
          <table:table-cell table:number-columns-repeated="14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Ermini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1449356" calcext:value-type="float">
            <text:p>1449356</text:p>
          </table:table-cell>
          <table:table-cell table:number-columns-repeated="14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Helenelizabeth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4343261" calcext:value-type="float">
            <text:p>4343261</text:p>
          </table:table-cell>
          <table:table-cell table:number-columns-repeated="14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2196575" calcext:value-type="float">
            <text:p>2196575</text:p>
          </table:table-cell>
          <table:table-cell table:number-columns-repeated="14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7451133" calcext:value-type="float">
            <text:p>7451133</text:p>
          </table:table-cell>
          <table:table-cell table:number-columns-repeated="14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Lol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8005736" calcext:value-type="float">
            <text:p>8005736</text:p>
          </table:table-cell>
          <table:table-cell table:number-columns-repeated="14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Marquit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9198786" calcext:value-type="float">
            <text:p>9198786</text:p>
          </table:table-cell>
          <table:table-cell table:number-columns-repeated="14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Modesti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7803976" calcext:value-type="float">
            <text:p>7803976</text:p>
          </table:table-cell>
          <table:table-cell table:number-columns-repeated="1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Mikael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3978373" calcext:value-type="float">
            <text:p>3978373</text:p>
          </table:table-cell>
          <table:table-cell table:number-columns-repeated="1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Robeni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2115495" calcext:value-type="float">
            <text:p>2115495</text:p>
          </table:table-cell>
          <table:table-cell table:number-columns-repeated="1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Merwy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243734" calcext:value-type="float">
            <text:p>243734</text:p>
          </table:table-cell>
          <table:table-cell table:number-columns-repeated="14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Zarl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9132373" calcext:value-type="float">
            <text:p>9132373</text:p>
          </table:table-cell>
          <table:table-cell table:number-columns-repeated="14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9070491" calcext:value-type="float">
            <text:p>9070491</text:p>
          </table:table-cell>
          <table:table-cell table:number-columns-repeated="14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Abb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3287518" calcext:value-type="float">
            <text:p>3287518</text:p>
          </table:table-cell>
          <table:table-cell table:number-columns-repeated="14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Case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7862636" calcext:value-type="float">
            <text:p>7862636</text:p>
          </table:table-cell>
          <table:table-cell table:number-columns-repeated="14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Rudd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5093505" calcext:value-type="float">
            <text:p>5093505</text:p>
          </table:table-cell>
          <table:table-cell table:number-columns-repeated="14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8560766" calcext:value-type="float">
            <text:p>8560766</text:p>
          </table:table-cell>
          <table:table-cell table:number-columns-repeated="14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Hilliar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5948980" calcext:value-type="float">
            <text:p>5948980</text:p>
          </table:table-cell>
          <table:table-cell table:number-columns-repeated="14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Michail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976909" calcext:value-type="float">
            <text:p>976909</text:p>
          </table:table-cell>
          <table:table-cell table:number-columns-repeated="14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Simeo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9968593" calcext:value-type="float">
            <text:p>9968593</text:p>
          </table:table-cell>
          <table:table-cell table:number-columns-repeated="14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Ursulin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4307992" calcext:value-type="float">
            <text:p>4307992</text:p>
          </table:table-cell>
          <table:table-cell table:number-columns-repeated="14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Jase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5197500" calcext:value-type="float">
            <text:p>5197500</text:p>
          </table:table-cell>
          <table:table-cell table:number-columns-repeated="14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Yolanth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4986052" calcext:value-type="float">
            <text:p>4986052</text:p>
          </table:table-cell>
          <table:table-cell table:number-columns-repeated="14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Nathanael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2908943" calcext:value-type="float">
            <text:p>2908943</text:p>
          </table:table-cell>
          <table:table-cell table:number-columns-repeated="14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6067326" calcext:value-type="float">
            <text:p>6067326</text:p>
          </table:table-cell>
          <table:table-cell table:number-columns-repeated="14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7405878" calcext:value-type="float">
            <text:p>7405878</text:p>
          </table:table-cell>
          <table:table-cell table:number-columns-repeated="14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Kelle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8871655" calcext:value-type="float">
            <text:p>8871655</text:p>
          </table:table-cell>
          <table:table-cell table:number-columns-repeated="14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Philli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3697945" calcext:value-type="float">
            <text:p>3697945</text:p>
          </table:table-cell>
          <table:table-cell table:number-columns-repeated="14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7074263" calcext:value-type="float">
            <text:p>7074263</text:p>
          </table:table-cell>
          <table:table-cell table:number-columns-repeated="14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Sell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3501331" calcext:value-type="float">
            <text:p>3501331</text:p>
          </table:table-cell>
          <table:table-cell table:number-columns-repeated="14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Maryl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9847193" calcext:value-type="float">
            <text:p>9847193</text:p>
          </table:table-cell>
          <table:table-cell table:number-columns-repeated="14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Mayn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10507" calcext:value-type="float">
            <text:p>10507</text:p>
          </table:table-cell>
          <table:table-cell table:number-columns-repeated="1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Ozzi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2843723" calcext:value-type="float">
            <text:p>2843723</text:p>
          </table:table-cell>
          <table:table-cell table:number-columns-repeated="14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Rabbi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5339792" calcext:value-type="float">
            <text:p>5339792</text:p>
          </table:table-cell>
          <table:table-cell table:number-columns-repeated="14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Petroni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2766300" calcext:value-type="float">
            <text:p>2766300</text:p>
          </table:table-cell>
          <table:table-cell table:number-columns-repeated="14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Meridel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786491" calcext:value-type="float">
            <text:p>786491</text:p>
          </table:table-cell>
          <table:table-cell table:number-columns-repeated="14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Gearalt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3163163" calcext:value-type="float">
            <text:p>3163163</text:p>
          </table:table-cell>
          <table:table-cell table:number-columns-repeated="14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Agnell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3502089" calcext:value-type="float">
            <text:p>3502089</text:p>
          </table:table-cell>
          <table:table-cell table:number-columns-repeated="14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Hild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8405211" calcext:value-type="float">
            <text:p>8405211</text:p>
          </table:table-cell>
          <table:table-cell table:number-columns-repeated="14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Ardath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2183991" calcext:value-type="float">
            <text:p>2183991</text:p>
          </table:table-cell>
          <table:table-cell table:number-columns-repeated="14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Kaj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3604370" calcext:value-type="float">
            <text:p>3604370</text:p>
          </table:table-cell>
          <table:table-cell table:number-columns-repeated="14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Chilto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8375553" calcext:value-type="float">
            <text:p>8375553</text:p>
          </table:table-cell>
          <table:table-cell table:number-columns-repeated="14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Avelin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8580703" calcext:value-type="float">
            <text:p>8580703</text:p>
          </table:table-cell>
          <table:table-cell table:number-columns-repeated="14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Hoga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316581" calcext:value-type="float">
            <text:p>316581</text:p>
          </table:table-cell>
          <table:table-cell table:number-columns-repeated="14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Skippi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3862783" calcext:value-type="float">
            <text:p>3862783</text:p>
          </table:table-cell>
          <table:table-cell table:number-columns-repeated="14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Guillem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399787" calcext:value-type="float">
            <text:p>399787</text:p>
          </table:table-cell>
          <table:table-cell table:number-columns-repeated="14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Krist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1954977" calcext:value-type="float">
            <text:p>1954977</text:p>
          </table:table-cell>
          <table:table-cell table:number-columns-repeated="1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Miof mel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1828515" calcext:value-type="float">
            <text:p>1828515</text:p>
          </table:table-cell>
          <table:table-cell table:number-columns-repeated="14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Monti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7623220" calcext:value-type="float">
            <text:p>7623220</text:p>
          </table:table-cell>
          <table:table-cell table:number-columns-repeated="14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Sigrid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8980581" calcext:value-type="float">
            <text:p>8980581</text:p>
          </table:table-cell>
          <table:table-cell table:number-columns-repeated="14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Kor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1760428" calcext:value-type="float">
            <text:p>1760428</text:p>
          </table:table-cell>
          <table:table-cell table:number-columns-repeated="14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Rosmund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2198408" calcext:value-type="float">
            <text:p>2198408</text:p>
          </table:table-cell>
          <table:table-cell table:number-columns-repeated="14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Darc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2947308" calcext:value-type="float">
            <text:p>2947308</text:p>
          </table:table-cell>
          <table:table-cell table:number-columns-repeated="14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941154" calcext:value-type="float">
            <text:p>941154</text:p>
          </table:table-cell>
          <table:table-cell table:number-columns-repeated="14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Angeli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9223945" calcext:value-type="float">
            <text:p>9223945</text:p>
          </table:table-cell>
          <table:table-cell table:number-columns-repeated="14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Jod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7823734" calcext:value-type="float">
            <text:p>7823734</text:p>
          </table:table-cell>
          <table:table-cell table:number-columns-repeated="14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5380877" calcext:value-type="float">
            <text:p>5380877</text:p>
          </table:table-cell>
          <table:table-cell table:number-columns-repeated="14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Bard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7821673" calcext:value-type="float">
            <text:p>7821673</text:p>
          </table:table-cell>
          <table:table-cell table:number-columns-repeated="14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Betteann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9033125" calcext:value-type="float">
            <text:p>9033125</text:p>
          </table:table-cell>
          <table:table-cell table:number-columns-repeated="14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Maribel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5016434" calcext:value-type="float">
            <text:p>5016434</text:p>
          </table:table-cell>
          <table:table-cell table:number-columns-repeated="14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8087615" calcext:value-type="float">
            <text:p>8087615</text:p>
          </table:table-cell>
          <table:table-cell table:number-columns-repeated="14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Maxin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2829725" calcext:value-type="float">
            <text:p>2829725</text:p>
          </table:table-cell>
          <table:table-cell table:number-columns-repeated="14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Bobinett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5531897" calcext:value-type="float">
            <text:p>5531897</text:p>
          </table:table-cell>
          <table:table-cell table:number-columns-repeated="14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Olenoli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2639135" calcext:value-type="float">
            <text:p>2639135</text:p>
          </table:table-cell>
          <table:table-cell table:number-columns-repeated="14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2879948" calcext:value-type="float">
            <text:p>2879948</text:p>
          </table:table-cell>
          <table:table-cell table:number-columns-repeated="14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Rosett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3755338" calcext:value-type="float">
            <text:p>3755338</text:p>
          </table:table-cell>
          <table:table-cell table:number-columns-repeated="14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Amberl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1093730" calcext:value-type="float">
            <text:p>1093730</text:p>
          </table:table-cell>
          <table:table-cell table:number-columns-repeated="14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Dave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6045459" calcext:value-type="float">
            <text:p>6045459</text:p>
          </table:table-cell>
          <table:table-cell table:number-columns-repeated="14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Pollyann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6647298" calcext:value-type="float">
            <text:p>6647298</text:p>
          </table:table-cell>
          <table:table-cell table:number-columns-repeated="14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Dirk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9726573" calcext:value-type="float">
            <text:p>9726573</text:p>
          </table:table-cell>
          <table:table-cell table:number-columns-repeated="14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Alv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7085987" calcext:value-type="float">
            <text:p>7085987</text:p>
          </table:table-cell>
          <table:table-cell table:number-columns-repeated="14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Farris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6897783" calcext:value-type="float">
            <text:p>6897783</text:p>
          </table:table-cell>
          <table:table-cell table:number-columns-repeated="14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Noak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9564678" calcext:value-type="float">
            <text:p>9564678</text:p>
          </table:table-cell>
          <table:table-cell table:number-columns-repeated="14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Karlen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1380100" calcext:value-type="float">
            <text:p>1380100</text:p>
          </table:table-cell>
          <table:table-cell table:number-columns-repeated="14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Fawn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5858483" calcext:value-type="float">
            <text:p>5858483</text:p>
          </table:table-cell>
          <table:table-cell table:number-columns-repeated="14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Binni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660448" calcext:value-type="float">
            <text:p>660448</text:p>
          </table:table-cell>
          <table:table-cell table:number-columns-repeated="14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Odel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1568924" calcext:value-type="float">
            <text:p>1568924</text:p>
          </table:table-cell>
          <table:table-cell table:number-columns-repeated="14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Je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7971156" calcext:value-type="float">
            <text:p>7971156</text:p>
          </table:table-cell>
          <table:table-cell table:number-columns-repeated="14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Daloris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9275993" calcext:value-type="float">
            <text:p>9275993</text:p>
          </table:table-cell>
          <table:table-cell table:number-columns-repeated="14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Elv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5291688" calcext:value-type="float">
            <text:p>5291688</text:p>
          </table:table-cell>
          <table:table-cell table:number-columns-repeated="14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Karen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5261829" calcext:value-type="float">
            <text:p>5261829</text:p>
          </table:table-cell>
          <table:table-cell table:number-columns-repeated="14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Giusto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431794" calcext:value-type="float">
            <text:p>431794</text:p>
          </table:table-cell>
          <table:table-cell table:number-columns-repeated="14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Sarajan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9881596" calcext:value-type="float">
            <text:p>9881596</text:p>
          </table:table-cell>
          <table:table-cell table:number-columns-repeated="14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Emor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2115621" calcext:value-type="float">
            <text:p>2115621</text:p>
          </table:table-cell>
          <table:table-cell table:number-columns-repeated="14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Daisi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4168427" calcext:value-type="float">
            <text:p>4168427</text:p>
          </table:table-cell>
          <table:table-cell table:number-columns-repeated="14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3224393" calcext:value-type="float">
            <text:p>3224393</text:p>
          </table:table-cell>
          <table:table-cell table:number-columns-repeated="14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Cthrin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6370092" calcext:value-type="float">
            <text:p>6370092</text:p>
          </table:table-cell>
          <table:table-cell table:number-columns-repeated="14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Meredith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1053040" calcext:value-type="float">
            <text:p>1053040</text:p>
          </table:table-cell>
          <table:table-cell table:number-columns-repeated="14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Wayland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3997632" calcext:value-type="float">
            <text:p>3997632</text:p>
          </table:table-cell>
          <table:table-cell table:number-columns-repeated="14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Laci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7558435" calcext:value-type="float">
            <text:p>7558435</text:p>
          </table:table-cell>
          <table:table-cell table:number-columns-repeated="14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Marie-an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3014849" calcext:value-type="float">
            <text:p>3014849</text:p>
          </table:table-cell>
          <table:table-cell table:number-columns-repeated="14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Veradis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7079543" calcext:value-type="float">
            <text:p>7079543</text:p>
          </table:table-cell>
          <table:table-cell table:number-columns-repeated="14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Layto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3933177" calcext:value-type="float">
            <text:p>3933177</text:p>
          </table:table-cell>
          <table:table-cell table:number-columns-repeated="14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6204945" calcext:value-type="float">
            <text:p>6204945</text:p>
          </table:table-cell>
          <table:table-cell table:number-columns-repeated="14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Penni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1108168" calcext:value-type="float">
            <text:p>1108168</text:p>
          </table:table-cell>
          <table:table-cell table:number-columns-repeated="14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Constant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8290002" calcext:value-type="float">
            <text:p>8290002</text:p>
          </table:table-cell>
          <table:table-cell table:number-columns-repeated="14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Jaquenett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8193551" calcext:value-type="float">
            <text:p>8193551</text:p>
          </table:table-cell>
          <table:table-cell table:number-columns-repeated="14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Arlind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9900306" calcext:value-type="float">
            <text:p>9900306</text:p>
          </table:table-cell>
          <table:table-cell table:number-columns-repeated="14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Merse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90863" calcext:value-type="float">
            <text:p>90863</text:p>
          </table:table-cell>
          <table:table-cell table:number-columns-repeated="14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Rosalin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5425877" calcext:value-type="float">
            <text:p>5425877</text:p>
          </table:table-cell>
          <table:table-cell table:number-columns-repeated="14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Adrien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2411337" calcext:value-type="float">
            <text:p>2411337</text:p>
          </table:table-cell>
          <table:table-cell table:number-columns-repeated="14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Bren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4111481" calcext:value-type="float">
            <text:p>4111481</text:p>
          </table:table-cell>
          <table:table-cell table:number-columns-repeated="14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Ern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2742136" calcext:value-type="float">
            <text:p>2742136</text:p>
          </table:table-cell>
          <table:table-cell table:number-columns-repeated="14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Yevett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1875868" calcext:value-type="float">
            <text:p>1875868</text:p>
          </table:table-cell>
          <table:table-cell table:number-columns-repeated="14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8508517" calcext:value-type="float">
            <text:p>8508517</text:p>
          </table:table-cell>
          <table:table-cell table:number-columns-repeated="14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Raimondo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2787720" calcext:value-type="float">
            <text:p>2787720</text:p>
          </table:table-cell>
          <table:table-cell table:number-columns-repeated="14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Melod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5027376" calcext:value-type="float">
            <text:p>5027376</text:p>
          </table:table-cell>
          <table:table-cell table:number-columns-repeated="14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Osmond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3415797" calcext:value-type="float">
            <text:p>3415797</text:p>
          </table:table-cell>
          <table:table-cell table:number-columns-repeated="14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Freid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8759924" calcext:value-type="float">
            <text:p>8759924</text:p>
          </table:table-cell>
          <table:table-cell table:number-columns-repeated="14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Nessi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5495678" calcext:value-type="float">
            <text:p>5495678</text:p>
          </table:table-cell>
          <table:table-cell table:number-columns-repeated="14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Norri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9922592" calcext:value-type="float">
            <text:p>9922592</text:p>
          </table:table-cell>
          <table:table-cell table:number-columns-repeated="14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Gaultiero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3152687" calcext:value-type="float">
            <text:p>3152687</text:p>
          </table:table-cell>
          <table:table-cell table:number-columns-repeated="14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Khalil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3375316" calcext:value-type="float">
            <text:p>3375316</text:p>
          </table:table-cell>
          <table:table-cell table:number-columns-repeated="14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Tore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1039485" calcext:value-type="float">
            <text:p>1039485</text:p>
          </table:table-cell>
          <table:table-cell table:number-columns-repeated="14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Adre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3136554" calcext:value-type="float">
            <text:p>3136554</text:p>
          </table:table-cell>
          <table:table-cell table:number-columns-repeated="14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632458" calcext:value-type="float">
            <text:p>632458</text:p>
          </table:table-cell>
          <table:table-cell table:number-columns-repeated="14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Doroth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5130968" calcext:value-type="float">
            <text:p>5130968</text:p>
          </table:table-cell>
          <table:table-cell table:number-columns-repeated="14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Anders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2764676" calcext:value-type="float">
            <text:p>2764676</text:p>
          </table:table-cell>
          <table:table-cell table:number-columns-repeated="14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Matthieu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9357364" calcext:value-type="float">
            <text:p>9357364</text:p>
          </table:table-cell>
          <table:table-cell table:number-columns-repeated="14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Ailen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7833302" calcext:value-type="float">
            <text:p>7833302</text:p>
          </table:table-cell>
          <table:table-cell table:number-columns-repeated="14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9942772" calcext:value-type="float">
            <text:p>9942772</text:p>
          </table:table-cell>
          <table:table-cell table:number-columns-repeated="14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Daci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808347" calcext:value-type="float">
            <text:p>808347</text:p>
          </table:table-cell>
          <table:table-cell table:number-columns-repeated="14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Many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313910" calcext:value-type="float">
            <text:p>313910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rrale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7665508" calcext:value-type="float">
            <text:p>7665508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oha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6423622" calcext:value-type="float">
            <text:p>6423622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iseld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96277" calcext:value-type="float">
            <text:p>96277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rn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127935" calcext:value-type="float">
            <text:p>127935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4951271" calcext:value-type="float">
            <text:p>4951271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rgal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679047" calcext:value-type="float">
            <text:p>679047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semond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8068182" calcext:value-type="float">
            <text:p>8068182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b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8938371" calcext:value-type="float">
            <text:p>8938371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om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3208841" calcext:value-type="float">
            <text:p>3208841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6607636" calcext:value-type="float">
            <text:p>6607636</text:p>
          </table:table-cell>
          <table:table-cell table:number-columns-repeated="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hali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9446071" calcext:value-type="float">
            <text:p>9446071</text:p>
          </table:table-cell>
          <table:table-cell table:number-columns-repeated="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ob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5866226" calcext:value-type="float">
            <text:p>5866226</text:p>
          </table:table-cell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eremia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3379152" calcext:value-type="float">
            <text:p>3379152</text:p>
          </table:table-cell>
          <table:table-cell table:number-columns-repeated="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on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9449434" calcext:value-type="float">
            <text:p>9449434</text:p>
          </table:table-cell>
          <table:table-cell table:number-columns-repeated="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tarin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8408689" calcext:value-type="float">
            <text:p>8408689</text:p>
          </table:table-cell>
          <table:table-cell table:number-columns-repeated="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151488" calcext:value-type="float">
            <text:p>151488</text:p>
          </table:table-cell>
          <table:table-cell table:number-columns-repeated="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hy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9525835" calcext:value-type="float">
            <text:p>9525835</text:p>
          </table:table-cell>
          <table:table-cell table:number-columns-repeated="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od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2439776" calcext:value-type="float">
            <text:p>2439776</text:p>
          </table:table-cell>
          <table:table-cell table:number-columns-repeated="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oderic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8439257" calcext:value-type="float">
            <text:p>8439257</text:p>
          </table:table-cell>
          <table:table-cell table:number-columns-repeated="1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o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6519568" calcext:value-type="float">
            <text:p>6519568</text:p>
          </table:table-cell>
          <table:table-cell table:number-columns-repeated="1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randy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1151694" calcext:value-type="float">
            <text:p>1151694</text:p>
          </table:table-cell>
          <table:table-cell table:number-columns-repeated="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imm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9292858" calcext:value-type="float">
            <text:p>9292858</text:p>
          </table:table-cell>
          <table:table-cell table:number-columns-repeated="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ern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7508993" calcext:value-type="float">
            <text:p>7508993</text:p>
          </table:table-cell>
          <table:table-cell table:number-columns-repeated="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udry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8670886" calcext:value-type="float">
            <text:p>8670886</text:p>
          </table:table-cell>
          <table:table-cell table:number-columns-repeated="1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4641603" calcext:value-type="float">
            <text:p>4641603</text:p>
          </table:table-cell>
          <table:table-cell table:number-columns-repeated="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sr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924351" calcext:value-type="float">
            <text:p>924351</text:p>
          </table:table-cell>
          <table:table-cell table:number-columns-repeated="1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odolph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6067463" calcext:value-type="float">
            <text:p>6067463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Kathli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649474" calcext:value-type="float">
            <text:p>649474</text:p>
          </table:table-cell>
          <table:table-cell table:number-columns-repeated="1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ra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3689104" calcext:value-type="float">
            <text:p>3689104</text:p>
          </table:table-cell>
          <table:table-cell table:number-columns-repeated="1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radfo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2528120" calcext:value-type="float">
            <text:p>2528120</text:p>
          </table:table-cell>
          <table:table-cell table:number-columns-repeated="1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orti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2899324" calcext:value-type="float">
            <text:p>2899324</text:p>
          </table:table-cell>
          <table:table-cell table:number-columns-repeated="1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France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8252747" calcext:value-type="float">
            <text:p>8252747</text:p>
          </table:table-cell>
          <table:table-cell table:number-columns-repeated="1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Jacent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4880607" calcext:value-type="float">
            <text:p>4880607</text:p>
          </table:table-cell>
          <table:table-cell table:number-columns-repeated="1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8466647" calcext:value-type="float">
            <text:p>8466647</text:p>
          </table:table-cell>
          <table:table-cell table:number-columns-repeated="1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G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8276558" calcext:value-type="float">
            <text:p>8276558</text:p>
          </table:table-cell>
          <table:table-cell table:number-columns-repeated="1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8684912" calcext:value-type="float">
            <text:p>8684912</text:p>
          </table:table-cell>
          <table:table-cell table:number-columns-repeated="1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hed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2972390" calcext:value-type="float">
            <text:p>2972390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leo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6813935" calcext:value-type="float">
            <text:p>6813935</text:p>
          </table:table-cell>
          <table:table-cell table:number-columns-repeated="1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regoir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2239344" calcext:value-type="float">
            <text:p>2239344</text:p>
          </table:table-cell>
          <table:table-cell table:number-columns-repeated="1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Ingeber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130152" calcext:value-type="float">
            <text:p>130152</text:p>
          </table:table-cell>
          <table:table-cell table:number-columns-repeated="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lotild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747714" calcext:value-type="float">
            <text:p>747714</text:p>
          </table:table-cell>
          <table:table-cell table:number-columns-repeated="1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illiga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5473526" calcext:value-type="float">
            <text:p>5473526</text:p>
          </table:table-cell>
          <table:table-cell table:number-columns-repeated="1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aou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9420346" calcext:value-type="float">
            <text:p>9420346</text:p>
          </table:table-cell>
          <table:table-cell table:number-columns-repeated="1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ruma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4646147" calcext:value-type="float">
            <text:p>4646147</text:p>
          </table:table-cell>
          <table:table-cell table:number-columns-repeated="1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2194856" calcext:value-type="float">
            <text:p>2194856</text:p>
          </table:table-cell>
          <table:table-cell table:number-columns-repeated="1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Krist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6865928" calcext:value-type="float">
            <text:p>6865928</text:p>
          </table:table-cell>
          <table:table-cell table:number-columns-repeated="1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ort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7281649" calcext:value-type="float">
            <text:p>7281649</text:p>
          </table:table-cell>
          <table:table-cell table:number-columns-repeated="1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2179381" calcext:value-type="float">
            <text:p>2179381</text:p>
          </table:table-cell>
          <table:table-cell table:number-columns-repeated="1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Kaspa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8548595" calcext:value-type="float">
            <text:p>8548595</text:p>
          </table:table-cell>
          <table:table-cell table:number-columns-repeated="1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Faust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4861389" calcext:value-type="float">
            <text:p>4861389</text:p>
          </table:table-cell>
          <table:table-cell table:number-columns-repeated="1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etronill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5177563" calcext:value-type="float">
            <text:p>5177563</text:p>
          </table:table-cell>
          <table:table-cell table:number-columns-repeated="1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Rosalind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8131416" calcext:value-type="float">
            <text:p>8131416</text:p>
          </table:table-cell>
          <table:table-cell table:number-columns-repeated="1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tac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3252515" calcext:value-type="float">
            <text:p>3252515</text:p>
          </table:table-cell>
          <table:table-cell table:number-columns-repeated="1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4200423" calcext:value-type="float">
            <text:p>4200423</text:p>
          </table:table-cell>
          <table:table-cell table:number-columns-repeated="1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rdit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8307261" calcext:value-type="float">
            <text:p>8307261</text:p>
          </table:table-cell>
          <table:table-cell table:number-columns-repeated="1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lley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8701466" calcext:value-type="float">
            <text:p>8701466</text:p>
          </table:table-cell>
          <table:table-cell table:number-columns-repeated="1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Bri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2304133" calcext:value-type="float">
            <text:p>2304133</text:p>
          </table:table-cell>
          <table:table-cell table:number-columns-repeated="1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Zebede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269439" calcext:value-type="float">
            <text:p>269439</text:p>
          </table:table-cell>
          <table:table-cell table:number-columns-repeated="1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Lott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7366406" calcext:value-type="float">
            <text:p>7366406</text:p>
          </table:table-cell>
          <table:table-cell table:number-columns-repeated="1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208418" calcext:value-type="float">
            <text:p>208418</text:p>
          </table:table-cell>
          <table:table-cell table:number-columns-repeated="1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Lori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4224914" calcext:value-type="float">
            <text:p>4224914</text:p>
          </table:table-cell>
          <table:table-cell table:number-columns-repeated="1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assondr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8191995" calcext:value-type="float">
            <text:p>8191995</text:p>
          </table:table-cell>
          <table:table-cell table:number-columns-repeated="1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Isahell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7747300" calcext:value-type="float">
            <text:p>7747300</text:p>
          </table:table-cell>
          <table:table-cell table:number-columns-repeated="1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lbertin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3028620" calcext:value-type="float">
            <text:p>3028620</text:p>
          </table:table-cell>
          <table:table-cell table:number-columns-repeated="1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Ror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6253722" calcext:value-type="float">
            <text:p>6253722</text:p>
          </table:table-cell>
          <table:table-cell table:number-columns-repeated="1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Lisett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1940103" calcext:value-type="float">
            <text:p>1940103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6279044" calcext:value-type="float">
            <text:p>6279044</text:p>
          </table:table-cell>
          <table:table-cell table:number-columns-repeated="1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tear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3159815" calcext:value-type="float">
            <text:p>3159815</text:p>
          </table:table-cell>
          <table:table-cell table:number-columns-repeated="1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alhou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8075131" calcext:value-type="float">
            <text:p>8075131</text:p>
          </table:table-cell>
          <table:table-cell table:number-columns-repeated="1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Mord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8113766" calcext:value-type="float">
            <text:p>8113766</text:p>
          </table:table-cell>
          <table:table-cell table:number-columns-repeated="1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Wolf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5248200" calcext:value-type="float">
            <text:p>5248200</text:p>
          </table:table-cell>
          <table:table-cell table:number-columns-repeated="1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Loren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5949012" calcext:value-type="float">
            <text:p>5949012</text:p>
          </table:table-cell>
          <table:table-cell table:number-columns-repeated="1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Vivi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4806004" calcext:value-type="float">
            <text:p>4806004</text:p>
          </table:table-cell>
          <table:table-cell table:number-columns-repeated="1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Jani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3713017" calcext:value-type="float">
            <text:p>3713017</text:p>
          </table:table-cell>
          <table:table-cell table:number-columns-repeated="1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Ly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3647289" calcext:value-type="float">
            <text:p>3647289</text:p>
          </table:table-cell>
          <table:table-cell table:number-columns-repeated="1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6408155" calcext:value-type="float">
            <text:p>6408155</text:p>
          </table:table-cell>
          <table:table-cell table:number-columns-repeated="1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Bry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7822167" calcext:value-type="float">
            <text:p>7822167</text:p>
          </table:table-cell>
          <table:table-cell table:number-columns-repeated="1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ilves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7916887" calcext:value-type="float">
            <text:p>7916887</text:p>
          </table:table-cell>
          <table:table-cell table:number-columns-repeated="1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9345029" calcext:value-type="float">
            <text:p>9345029</text:p>
          </table:table-cell>
          <table:table-cell table:number-columns-repeated="1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heric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3434343" calcext:value-type="float">
            <text:p>3434343</text:p>
          </table:table-cell>
          <table:table-cell table:number-columns-repeated="1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Marcellin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4484723" calcext:value-type="float">
            <text:p>4484723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Vache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724179" calcext:value-type="float">
            <text:p>724179</text:p>
          </table:table-cell>
          <table:table-cell table:number-columns-repeated="1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Traver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5624877" calcext:value-type="float">
            <text:p>5624877</text:p>
          </table:table-cell>
          <table:table-cell table:number-columns-repeated="1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Dulce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6029586" calcext:value-type="float">
            <text:p>6029586</text:p>
          </table:table-cell>
          <table:table-cell table:number-columns-repeated="1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Tild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4544884" calcext:value-type="float">
            <text:p>4544884</text:p>
          </table:table-cell>
          <table:table-cell table:number-columns-repeated="1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Jilla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4828451" calcext:value-type="float">
            <text:p>4828451</text:p>
          </table:table-cell>
          <table:table-cell table:number-columns-repeated="1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Lew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271213" calcext:value-type="float">
            <text:p>271213</text:p>
          </table:table-cell>
          <table:table-cell table:number-columns-repeated="1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Pearc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700555" calcext:value-type="float">
            <text:p>700555</text:p>
          </table:table-cell>
          <table:table-cell table:number-columns-repeated="1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Alaric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5896218" calcext:value-type="float">
            <text:p>5896218</text:p>
          </table:table-cell>
          <table:table-cell table:number-columns-repeated="1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Tabb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6609943" calcext:value-type="float">
            <text:p>6609943</text:p>
          </table:table-cell>
          <table:table-cell table:number-columns-repeated="1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Dov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9462890" calcext:value-type="float">
            <text:p>9462890</text:p>
          </table:table-cell>
          <table:table-cell table:number-columns-repeated="1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Aundre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9489468" calcext:value-type="float">
            <text:p>9489468</text:p>
          </table:table-cell>
          <table:table-cell table:number-columns-repeated="1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Audr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6824695" calcext:value-type="float">
            <text:p>6824695</text:p>
          </table:table-cell>
          <table:table-cell table:number-columns-repeated="1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Elspet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6932282" calcext:value-type="float">
            <text:p>6932282</text:p>
          </table:table-cell>
          <table:table-cell table:number-columns-repeated="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Annmari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1601162" calcext:value-type="float">
            <text:p>1601162</text:p>
          </table:table-cell>
          <table:table-cell table:number-columns-repeated="1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Siby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4329930" calcext:value-type="float">
            <text:p>4329930</text:p>
          </table:table-cell>
          <table:table-cell table:number-columns-repeated="1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Alec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1530644" calcext:value-type="float">
            <text:p>1530644</text:p>
          </table:table-cell>
          <table:table-cell table:number-columns-repeated="1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Inn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2528868" calcext:value-type="float">
            <text:p>2528868</text:p>
          </table:table-cell>
          <table:table-cell table:number-columns-repeated="1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1952441" calcext:value-type="float">
            <text:p>1952441</text:p>
          </table:table-cell>
          <table:table-cell table:number-columns-repeated="1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Marsh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5586594" calcext:value-type="float">
            <text:p>5586594</text:p>
          </table:table-cell>
          <table:table-cell table:number-columns-repeated="1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Zeld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3586396" calcext:value-type="float">
            <text:p>3586396</text:p>
          </table:table-cell>
          <table:table-cell table:number-columns-repeated="1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Marj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8988635" calcext:value-type="float">
            <text:p>8988635</text:p>
          </table:table-cell>
          <table:table-cell table:number-columns-repeated="1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Bro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5294718" calcext:value-type="float">
            <text:p>5294718</text:p>
          </table:table-cell>
          <table:table-cell table:number-columns-repeated="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6762593" calcext:value-type="float">
            <text:p>6762593</text:p>
          </table:table-cell>
          <table:table-cell table:number-columns-repeated="1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dolp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8633524" calcext:value-type="float">
            <text:p>8633524</text:p>
          </table:table-cell>
          <table:table-cell table:number-columns-repeated="1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Margareth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1368175" calcext:value-type="float">
            <text:p>1368175</text:p>
          </table:table-cell>
          <table:table-cell table:number-columns-repeated="1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Rozal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6499341" calcext:value-type="float">
            <text:p>6499341</text:p>
          </table:table-cell>
          <table:table-cell table:number-columns-repeated="1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arr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5852679" calcext:value-type="float">
            <text:p>5852679</text:p>
          </table:table-cell>
          <table:table-cell table:number-columns-repeated="1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Bre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1871377" calcext:value-type="float">
            <text:p>1871377</text:p>
          </table:table-cell>
          <table:table-cell table:number-columns-repeated="1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6465832" calcext:value-type="float">
            <text:p>6465832</text:p>
          </table:table-cell>
          <table:table-cell table:number-columns-repeated="1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Ethe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9016743" calcext:value-type="float">
            <text:p>9016743</text:p>
          </table:table-cell>
          <table:table-cell table:number-columns-repeated="1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Daric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5727158" calcext:value-type="float">
            <text:p>5727158</text:p>
          </table:table-cell>
          <table:table-cell table:number-columns-repeated="1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Twil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8170467" calcext:value-type="float">
            <text:p>8170467</text:p>
          </table:table-cell>
          <table:table-cell table:number-columns-repeated="1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9030485" calcext:value-type="float">
            <text:p>9030485</text:p>
          </table:table-cell>
          <table:table-cell table:number-columns-repeated="1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Ador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1240195" calcext:value-type="float">
            <text:p>1240195</text:p>
          </table:table-cell>
          <table:table-cell table:number-columns-repeated="1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Larin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8523051" calcext:value-type="float">
            <text:p>8523051</text:p>
          </table:table-cell>
          <table:table-cell table:number-columns-repeated="1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ook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9474896" calcext:value-type="float">
            <text:p>9474896</text:p>
          </table:table-cell>
          <table:table-cell table:number-columns-repeated="1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Jess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4758608" calcext:value-type="float">
            <text:p>4758608</text:p>
          </table:table-cell>
          <table:table-cell table:number-columns-repeated="1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9108360" calcext:value-type="float">
            <text:p>9108360</text:p>
          </table:table-cell>
          <table:table-cell table:number-columns-repeated="1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Harriet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3676039" calcext:value-type="float">
            <text:p>3676039</text:p>
          </table:table-cell>
          <table:table-cell table:number-columns-repeated="1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Dorth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806882" calcext:value-type="float">
            <text:p>806882</text:p>
          </table:table-cell>
          <table:table-cell table:number-columns-repeated="1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Jane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6705409" calcext:value-type="float">
            <text:p>6705409</text:p>
          </table:table-cell>
          <table:table-cell table:number-columns-repeated="1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Darne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5964139" calcext:value-type="float">
            <text:p>5964139</text:p>
          </table:table-cell>
          <table:table-cell table:number-columns-repeated="1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Roderic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9921903" calcext:value-type="float">
            <text:p>9921903</text:p>
          </table:table-cell>
          <table:table-cell table:number-columns-repeated="1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Zebadia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5393633" calcext:value-type="float">
            <text:p>5393633</text:p>
          </table:table-cell>
          <table:table-cell table:number-columns-repeated="1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David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1912793" calcext:value-type="float">
            <text:p>1912793</text:p>
          </table:table-cell>
          <table:table-cell table:number-columns-repeated="1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Raf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2136035" calcext:value-type="float">
            <text:p>2136035</text:p>
          </table:table-cell>
          <table:table-cell table:number-columns-repeated="1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Cli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3779454" calcext:value-type="float">
            <text:p>3779454</text:p>
          </table:table-cell>
          <table:table-cell table:number-columns-repeated="1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Bli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9574639" calcext:value-type="float">
            <text:p>9574639</text:p>
          </table:table-cell>
          <table:table-cell table:number-columns-repeated="1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Ferdinand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2805502" calcext:value-type="float">
            <text:p>2805502</text:p>
          </table:table-cell>
          <table:table-cell table:number-columns-repeated="1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hrist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7797549" calcext:value-type="float">
            <text:p>7797549</text:p>
          </table:table-cell>
          <table:table-cell table:number-columns-repeated="1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Angeli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5707298" calcext:value-type="float">
            <text:p>5707298</text:p>
          </table:table-cell>
          <table:table-cell table:number-columns-repeated="1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Laur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4326459" calcext:value-type="float">
            <text:p>4326459</text:p>
          </table:table-cell>
          <table:table-cell table:number-columns-repeated="1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Amo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8245331" calcext:value-type="float">
            <text:p>8245331</text:p>
          </table:table-cell>
          <table:table-cell table:number-columns-repeated="1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Jimm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7933586" calcext:value-type="float">
            <text:p>7933586</text:p>
          </table:table-cell>
          <table:table-cell table:number-columns-repeated="1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Lonn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8683862" calcext:value-type="float">
            <text:p>8683862</text:p>
          </table:table-cell>
          <table:table-cell table:number-columns-repeated="1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Corn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1588401" calcext:value-type="float">
            <text:p>1588401</text:p>
          </table:table-cell>
          <table:table-cell table:number-columns-repeated="1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Karl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3061225" calcext:value-type="float">
            <text:p>3061225</text:p>
          </table:table-cell>
          <table:table-cell table:number-columns-repeated="1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Keel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8995310" calcext:value-type="float">
            <text:p>8995310</text:p>
          </table:table-cell>
          <table:table-cell table:number-columns-repeated="1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Joyan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7845327" calcext:value-type="float">
            <text:p>7845327</text:p>
          </table:table-cell>
          <table:table-cell table:number-columns-repeated="1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Elwy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2121307" calcext:value-type="float">
            <text:p>2121307</text:p>
          </table:table-cell>
          <table:table-cell table:number-columns-repeated="1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Britt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1466585" calcext:value-type="float">
            <text:p>1466585</text:p>
          </table:table-cell>
          <table:table-cell table:number-columns-repeated="1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Lyndsa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378086" calcext:value-type="float">
            <text:p>378086</text:p>
          </table:table-cell>
          <table:table-cell table:number-columns-repeated="1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8552421" calcext:value-type="float">
            <text:p>8552421</text:p>
          </table:table-cell>
          <table:table-cell table:number-columns-repeated="1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Jeann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8420771" calcext:value-type="float">
            <text:p>8420771</text:p>
          </table:table-cell>
          <table:table-cell table:number-columns-repeated="1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Lye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8510559" calcext:value-type="float">
            <text:p>8510559</text:p>
          </table:table-cell>
          <table:table-cell table:number-columns-repeated="1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Suzan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4419959" calcext:value-type="float">
            <text:p>4419959</text:p>
          </table:table-cell>
          <table:table-cell table:number-columns-repeated="1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Hoga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484058" calcext:value-type="float">
            <text:p>484058</text:p>
          </table:table-cell>
          <table:table-cell table:number-columns-repeated="1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Pietre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1986349" calcext:value-type="float">
            <text:p>1986349</text:p>
          </table:table-cell>
          <table:table-cell table:number-columns-repeated="1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Heid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3013105" calcext:value-type="float">
            <text:p>3013105</text:p>
          </table:table-cell>
          <table:table-cell table:number-columns-repeated="1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ulli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5999916" calcext:value-type="float">
            <text:p>5999916</text:p>
          </table:table-cell>
          <table:table-cell table:number-columns-repeated="1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Zahar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5338538" calcext:value-type="float">
            <text:p>5338538</text:p>
          </table:table-cell>
          <table:table-cell table:number-columns-repeated="1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Genevr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9917924" calcext:value-type="float">
            <text:p>9917924</text:p>
          </table:table-cell>
          <table:table-cell table:number-columns-repeated="1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Allyc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6917490" calcext:value-type="float">
            <text:p>6917490</text:p>
          </table:table-cell>
          <table:table-cell table:number-columns-repeated="1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Stanfiel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2367085" calcext:value-type="float">
            <text:p>2367085</text:p>
          </table:table-cell>
          <table:table-cell table:number-columns-repeated="1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487225" calcext:value-type="float">
            <text:p>487225</text:p>
          </table:table-cell>
          <table:table-cell table:number-columns-repeated="1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Crichto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8851549" calcext:value-type="float">
            <text:p>8851549</text:p>
          </table:table-cell>
          <table:table-cell table:number-columns-repeated="1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Cynd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8210738" calcext:value-type="float">
            <text:p>8210738</text:p>
          </table:table-cell>
          <table:table-cell table:number-columns-repeated="1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Tess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3303388" calcext:value-type="float">
            <text:p>3303388</text:p>
          </table:table-cell>
          <table:table-cell table:number-columns-repeated="1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Rand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7119514" calcext:value-type="float">
            <text:p>7119514</text:p>
          </table:table-cell>
          <table:table-cell table:number-columns-repeated="1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Joean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9279205" calcext:value-type="float">
            <text:p>9279205</text:p>
          </table:table-cell>
          <table:table-cell table:number-columns-repeated="1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Eoland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8369399" calcext:value-type="float">
            <text:p>8369399</text:p>
          </table:table-cell>
          <table:table-cell table:number-columns-repeated="1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Ely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586041" calcext:value-type="float">
            <text:p>586041</text:p>
          </table:table-cell>
          <table:table-cell table:number-columns-repeated="1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Din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3155986" calcext:value-type="float">
            <text:p>3155986</text:p>
          </table:table-cell>
          <table:table-cell table:number-columns-repeated="1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Johnn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8217975" calcext:value-type="float">
            <text:p>8217975</text:p>
          </table:table-cell>
          <table:table-cell table:number-columns-repeated="1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Jen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2660313" calcext:value-type="float">
            <text:p>2660313</text:p>
          </table:table-cell>
          <table:table-cell table:number-columns-repeated="1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Cor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735854" calcext:value-type="float">
            <text:p>735854</text:p>
          </table:table-cell>
          <table:table-cell table:number-columns-repeated="1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3040854" calcext:value-type="float">
            <text:p>3040854</text:p>
          </table:table-cell>
          <table:table-cell table:number-columns-repeated="1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4125724" calcext:value-type="float">
            <text:p>4125724</text:p>
          </table:table-cell>
          <table:table-cell table:number-columns-repeated="1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Geoff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8756803" calcext:value-type="float">
            <text:p>8756803</text:p>
          </table:table-cell>
          <table:table-cell table:number-columns-repeated="14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Reen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2266102" calcext:value-type="float">
            <text:p>2266102</text:p>
          </table:table-cell>
          <table:table-cell table:number-columns-repeated="14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Linoe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785825" calcext:value-type="float">
            <text:p>785825</text:p>
          </table:table-cell>
          <table:table-cell table:number-columns-repeated="1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Mick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1386611" calcext:value-type="float">
            <text:p>1386611</text:p>
          </table:table-cell>
          <table:table-cell table:number-columns-repeated="14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Marybell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6088337" calcext:value-type="float">
            <text:p>6088337</text:p>
          </table:table-cell>
          <table:table-cell table:number-columns-repeated="1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Vonn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9622000" calcext:value-type="float">
            <text:p>9622000</text:p>
          </table:table-cell>
          <table:table-cell table:number-columns-repeated="14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Lorenz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7100489" calcext:value-type="float">
            <text:p>7100489</text:p>
          </table:table-cell>
          <table:table-cell table:number-columns-repeated="1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Clemm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9014320" calcext:value-type="float">
            <text:p>9014320</text:p>
          </table:table-cell>
          <table:table-cell table:number-columns-repeated="14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238643" calcext:value-type="float">
            <text:p>238643</text:p>
          </table:table-cell>
          <table:table-cell table:number-columns-repeated="14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Marie-jean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6780054" calcext:value-type="float">
            <text:p>6780054</text:p>
          </table:table-cell>
          <table:table-cell table:number-columns-repeated="14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Sherr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7994682" calcext:value-type="float">
            <text:p>7994682</text:p>
          </table:table-cell>
          <table:table-cell table:number-columns-repeated="14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8603442" calcext:value-type="float">
            <text:p>8603442</text:p>
          </table:table-cell>
          <table:table-cell table:number-columns-repeated="14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Len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5052163" calcext:value-type="float">
            <text:p>5052163</text:p>
          </table:table-cell>
          <table:table-cell table:number-columns-repeated="14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5352748" calcext:value-type="float">
            <text:p>5352748</text:p>
          </table:table-cell>
          <table:table-cell table:number-columns-repeated="14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Joby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385018" calcext:value-type="float">
            <text:p>385018</text:p>
          </table:table-cell>
          <table:table-cell table:number-columns-repeated="14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Kylyn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7381040" calcext:value-type="float">
            <text:p>7381040</text:p>
          </table:table-cell>
          <table:table-cell table:number-columns-repeated="14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Perr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3374125" calcext:value-type="float">
            <text:p>3374125</text:p>
          </table:table-cell>
          <table:table-cell table:number-columns-repeated="14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Carmit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9153130" calcext:value-type="float">
            <text:p>9153130</text:p>
          </table:table-cell>
          <table:table-cell table:number-columns-repeated="14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Kal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9504624" calcext:value-type="float">
            <text:p>9504624</text:p>
          </table:table-cell>
          <table:table-cell table:number-columns-repeated="14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Bunn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5627408" calcext:value-type="float">
            <text:p>5627408</text:p>
          </table:table-cell>
          <table:table-cell table:number-columns-repeated="14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Theodor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7132621" calcext:value-type="float">
            <text:p>7132621</text:p>
          </table:table-cell>
          <table:table-cell table:number-columns-repeated="14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Cleopatr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5208517" calcext:value-type="float">
            <text:p>5208517</text:p>
          </table:table-cell>
          <table:table-cell table:number-columns-repeated="1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Milz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9045801" calcext:value-type="float">
            <text:p>9045801</text:p>
          </table:table-cell>
          <table:table-cell table:number-columns-repeated="14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Coraly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3209574" calcext:value-type="float">
            <text:p>3209574</text:p>
          </table:table-cell>
          <table:table-cell table:number-columns-repeated="14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Ever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9800159" calcext:value-type="float">
            <text:p>9800159</text:p>
          </table:table-cell>
          <table:table-cell table:number-columns-repeated="14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Karl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5382955" calcext:value-type="float">
            <text:p>5382955</text:p>
          </table:table-cell>
          <table:table-cell table:number-columns-repeated="14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hrist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2818680" calcext:value-type="float">
            <text:p>2818680</text:p>
          </table:table-cell>
          <table:table-cell table:number-columns-repeated="14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ath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114630" calcext:value-type="float">
            <text:p>114630</text:p>
          </table:table-cell>
          <table:table-cell table:number-columns-repeated="14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Shela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5884200" calcext:value-type="float">
            <text:p>5884200</text:p>
          </table:table-cell>
          <table:table-cell table:number-columns-repeated="14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Dein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1490639" calcext:value-type="float">
            <text:p>1490639</text:p>
          </table:table-cell>
          <table:table-cell table:number-columns-repeated="14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4147454" calcext:value-type="float">
            <text:p>4147454</text:p>
          </table:table-cell>
          <table:table-cell table:number-columns-repeated="14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Joet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9557551" calcext:value-type="float">
            <text:p>9557551</text:p>
          </table:table-cell>
          <table:table-cell table:number-columns-repeated="14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Alyso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8822224" calcext:value-type="float">
            <text:p>8822224</text:p>
          </table:table-cell>
          <table:table-cell table:number-columns-repeated="14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Rachell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2248520" calcext:value-type="float">
            <text:p>2248520</text:p>
          </table:table-cell>
          <table:table-cell table:number-columns-repeated="1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Kirsten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9756870" calcext:value-type="float">
            <text:p>9756870</text:p>
          </table:table-cell>
          <table:table-cell table:number-columns-repeated="1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Kristofo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110616" calcext:value-type="float">
            <text:p>110616</text:p>
          </table:table-cell>
          <table:table-cell table:number-columns-repeated="14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Carl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7831209" calcext:value-type="float">
            <text:p>7831209</text:p>
          </table:table-cell>
          <table:table-cell table:number-columns-repeated="14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Siann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7431398" calcext:value-type="float">
            <text:p>7431398</text:p>
          </table:table-cell>
          <table:table-cell table:number-columns-repeated="14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Nat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4640207" calcext:value-type="float">
            <text:p>4640207</text:p>
          </table:table-cell>
          <table:table-cell table:number-columns-repeated="1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Rodolp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7875155" calcext:value-type="float">
            <text:p>7875155</text:p>
          </table:table-cell>
          <table:table-cell table:number-columns-repeated="14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Genn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7696577" calcext:value-type="float">
            <text:p>7696577</text:p>
          </table:table-cell>
          <table:table-cell table:number-columns-repeated="14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Maur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2485976" calcext:value-type="float">
            <text:p>2485976</text:p>
          </table:table-cell>
          <table:table-cell table:number-columns-repeated="14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Kor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8714297" calcext:value-type="float">
            <text:p>8714297</text:p>
          </table:table-cell>
          <table:table-cell table:number-columns-repeated="14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Era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7580789" calcext:value-type="float">
            <text:p>7580789</text:p>
          </table:table-cell>
          <table:table-cell table:number-columns-repeated="14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4658392" calcext:value-type="float">
            <text:p>4658392</text:p>
          </table:table-cell>
          <table:table-cell table:number-columns-repeated="14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Agg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8228390" calcext:value-type="float">
            <text:p>8228390</text:p>
          </table:table-cell>
          <table:table-cell table:number-columns-repeated="14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Giacom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5766878" calcext:value-type="float">
            <text:p>5766878</text:p>
          </table:table-cell>
          <table:table-cell table:number-columns-repeated="14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Du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6919824" calcext:value-type="float">
            <text:p>6919824</text:p>
          </table:table-cell>
          <table:table-cell table:number-columns-repeated="14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Debo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439491" calcext:value-type="float">
            <text:p>439491</text:p>
          </table:table-cell>
          <table:table-cell table:number-columns-repeated="14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Leone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6299923" calcext:value-type="float">
            <text:p>6299923</text:p>
          </table:table-cell>
          <table:table-cell table:number-columns-repeated="14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Ailber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2797623" calcext:value-type="float">
            <text:p>2797623</text:p>
          </table:table-cell>
          <table:table-cell table:number-columns-repeated="14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Orsol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4581217" calcext:value-type="float">
            <text:p>4581217</text:p>
          </table:table-cell>
          <table:table-cell table:number-columns-repeated="14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Zulem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7416281" calcext:value-type="float">
            <text:p>7416281</text:p>
          </table:table-cell>
          <table:table-cell table:number-columns-repeated="14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Gold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9576731" calcext:value-type="float">
            <text:p>9576731</text:p>
          </table:table-cell>
          <table:table-cell table:number-columns-repeated="14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Hal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7051206" calcext:value-type="float">
            <text:p>7051206</text:p>
          </table:table-cell>
          <table:table-cell table:number-columns-repeated="14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Trin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3367658" calcext:value-type="float">
            <text:p>3367658</text:p>
          </table:table-cell>
          <table:table-cell table:number-columns-repeated="14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Zacher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2423834" calcext:value-type="float">
            <text:p>2423834</text:p>
          </table:table-cell>
          <table:table-cell table:number-columns-repeated="14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Ambrosi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9862883" calcext:value-type="float">
            <text:p>9862883</text:p>
          </table:table-cell>
          <table:table-cell table:number-columns-repeated="14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5438132" calcext:value-type="float">
            <text:p>5438132</text:p>
          </table:table-cell>
          <table:table-cell table:number-columns-repeated="14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Carly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7904315" calcext:value-type="float">
            <text:p>7904315</text:p>
          </table:table-cell>
          <table:table-cell table:number-columns-repeated="14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1132769" calcext:value-type="float">
            <text:p>1132769</text:p>
          </table:table-cell>
          <table:table-cell table:number-columns-repeated="14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L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374484" calcext:value-type="float">
            <text:p>374484</text:p>
          </table:table-cell>
          <table:table-cell table:number-columns-repeated="14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Eren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1003493" calcext:value-type="float">
            <text:p>1003493</text:p>
          </table:table-cell>
          <table:table-cell table:number-columns-repeated="14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Janea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4071825" calcext:value-type="float">
            <text:p>4071825</text:p>
          </table:table-cell>
          <table:table-cell table:number-columns-repeated="14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Morg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3617282" calcext:value-type="float">
            <text:p>3617282</text:p>
          </table:table-cell>
          <table:table-cell table:number-columns-repeated="14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Ru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1381369" calcext:value-type="float">
            <text:p>1381369</text:p>
          </table:table-cell>
          <table:table-cell table:number-columns-repeated="14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Toni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9068420" calcext:value-type="float">
            <text:p>9068420</text:p>
          </table:table-cell>
          <table:table-cell table:number-columns-repeated="14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Padriac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8752048" calcext:value-type="float">
            <text:p>8752048</text:p>
          </table:table-cell>
          <table:table-cell table:number-columns-repeated="14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Benedict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7328124" calcext:value-type="float">
            <text:p>7328124</text:p>
          </table:table-cell>
          <table:table-cell table:number-columns-repeated="14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Dick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1986216" calcext:value-type="float">
            <text:p>1986216</text:p>
          </table:table-cell>
          <table:table-cell table:number-columns-repeated="14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Berth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6744306" calcext:value-type="float">
            <text:p>6744306</text:p>
          </table:table-cell>
          <table:table-cell table:number-columns-repeated="14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Rafaelll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5255013" calcext:value-type="float">
            <text:p>5255013</text:p>
          </table:table-cell>
          <table:table-cell table:number-columns-repeated="14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Catherin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6385533" calcext:value-type="float">
            <text:p>6385533</text:p>
          </table:table-cell>
          <table:table-cell table:number-columns-repeated="1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Lizett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6420250" calcext:value-type="float">
            <text:p>6420250</text:p>
          </table:table-cell>
          <table:table-cell table:number-columns-repeated="14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Rolli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7087852" calcext:value-type="float">
            <text:p>7087852</text:p>
          </table:table-cell>
          <table:table-cell table:number-columns-repeated="14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C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1741711" calcext:value-type="float">
            <text:p>1741711</text:p>
          </table:table-cell>
          <table:table-cell table:number-columns-repeated="14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Rudd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5589352" calcext:value-type="float">
            <text:p>5589352</text:p>
          </table:table-cell>
          <table:table-cell table:number-columns-repeated="1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8640650" calcext:value-type="float">
            <text:p>8640650</text:p>
          </table:table-cell>
          <table:table-cell table:number-columns-repeated="14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Marty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424893" calcext:value-type="float">
            <text:p>424893</text:p>
          </table:table-cell>
          <table:table-cell table:number-columns-repeated="14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Oral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3729785" calcext:value-type="float">
            <text:p>3729785</text:p>
          </table:table-cell>
          <table:table-cell table:number-columns-repeated="14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2064486" calcext:value-type="float">
            <text:p>2064486</text:p>
          </table:table-cell>
          <table:table-cell table:number-columns-repeated="14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Stell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4581055" calcext:value-type="float">
            <text:p>4581055</text:p>
          </table:table-cell>
          <table:table-cell table:number-columns-repeated="14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Emly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5639549" calcext:value-type="float">
            <text:p>5639549</text:p>
          </table:table-cell>
          <table:table-cell table:number-columns-repeated="14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Joell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4832131" calcext:value-type="float">
            <text:p>4832131</text:p>
          </table:table-cell>
          <table:table-cell table:number-columns-repeated="14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1617004" calcext:value-type="float">
            <text:p>1617004</text:p>
          </table:table-cell>
          <table:table-cell table:number-columns-repeated="14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Barn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1270381" calcext:value-type="float">
            <text:p>1270381</text:p>
          </table:table-cell>
          <table:table-cell table:number-columns-repeated="14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Albert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6825004" calcext:value-type="float">
            <text:p>6825004</text:p>
          </table:table-cell>
          <table:table-cell table:number-columns-repeated="14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Nathania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6759965" calcext:value-type="float">
            <text:p>6759965</text:p>
          </table:table-cell>
          <table:table-cell table:number-columns-repeated="14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Bamb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6202321" calcext:value-type="float">
            <text:p>6202321</text:p>
          </table:table-cell>
          <table:table-cell table:number-columns-repeated="14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Garol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5919076" calcext:value-type="float">
            <text:p>5919076</text:p>
          </table:table-cell>
          <table:table-cell table:number-columns-repeated="14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Emel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9264278" calcext:value-type="float">
            <text:p>9264278</text:p>
          </table:table-cell>
          <table:table-cell table:number-columns-repeated="14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Marli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6778029" calcext:value-type="float">
            <text:p>6778029</text:p>
          </table:table-cell>
          <table:table-cell table:number-columns-repeated="14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Leor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2653089" calcext:value-type="float">
            <text:p>2653089</text:p>
          </table:table-cell>
          <table:table-cell table:number-columns-repeated="14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3226665" calcext:value-type="float">
            <text:p>3226665</text:p>
          </table:table-cell>
          <table:table-cell table:number-columns-repeated="14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Kat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20347" calcext:value-type="float">
            <text:p>20347</text:p>
          </table:table-cell>
          <table:table-cell table:number-columns-repeated="14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Krish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518097" calcext:value-type="float">
            <text:p>518097</text:p>
          </table:table-cell>
          <table:table-cell table:number-columns-repeated="14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Paul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8788062" calcext:value-type="float">
            <text:p>8788062</text:p>
          </table:table-cell>
          <table:table-cell table:number-columns-repeated="14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Fores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6943957" calcext:value-type="float">
            <text:p>6943957</text:p>
          </table:table-cell>
          <table:table-cell table:number-columns-repeated="14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Tremay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6710744" calcext:value-type="float">
            <text:p>6710744</text:p>
          </table:table-cell>
          <table:table-cell table:number-columns-repeated="14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5355791" calcext:value-type="float">
            <text:p>5355791</text:p>
          </table:table-cell>
          <table:table-cell table:number-columns-repeated="14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4278075" calcext:value-type="float">
            <text:p>4278075</text:p>
          </table:table-cell>
          <table:table-cell table:number-columns-repeated="14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Sady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5215329" calcext:value-type="float">
            <text:p>5215329</text:p>
          </table:table-cell>
          <table:table-cell table:number-columns-repeated="14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Fancho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8300441" calcext:value-type="float">
            <text:p>8300441</text:p>
          </table:table-cell>
          <table:table-cell table:number-columns-repeated="14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Kingsle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7644982" calcext:value-type="float">
            <text:p>7644982</text:p>
          </table:table-cell>
          <table:table-cell table:number-columns-repeated="14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Le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92505" calcext:value-type="float">
            <text:p>92505</text:p>
          </table:table-cell>
          <table:table-cell table:number-columns-repeated="14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1191023" calcext:value-type="float">
            <text:p>1191023</text:p>
          </table:table-cell>
          <table:table-cell table:number-columns-repeated="14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Jock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4470767" calcext:value-type="float">
            <text:p>4470767</text:p>
          </table:table-cell>
          <table:table-cell table:number-columns-repeated="14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Lar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3228243" calcext:value-type="float">
            <text:p>3228243</text:p>
          </table:table-cell>
          <table:table-cell table:number-columns-repeated="14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Cahr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9982234" calcext:value-type="float">
            <text:p>9982234</text:p>
          </table:table-cell>
          <table:table-cell table:number-columns-repeated="14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Gord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4488350" calcext:value-type="float">
            <text:p>4488350</text:p>
          </table:table-cell>
          <table:table-cell table:number-columns-repeated="14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647225" calcext:value-type="float">
            <text:p>647225</text:p>
          </table:table-cell>
          <table:table-cell table:number-columns-repeated="14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Cath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6346684" calcext:value-type="float">
            <text:p>6346684</text:p>
          </table:table-cell>
          <table:table-cell table:number-columns-repeated="14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Joel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3150000" calcext:value-type="float">
            <text:p>3150000</text:p>
          </table:table-cell>
          <table:table-cell table:number-columns-repeated="14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Arle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9812092" calcext:value-type="float">
            <text:p>9812092</text:p>
          </table:table-cell>
          <table:table-cell table:number-columns-repeated="14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Sinde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7258694" calcext:value-type="float">
            <text:p>7258694</text:p>
          </table:table-cell>
          <table:table-cell table:number-columns-repeated="14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Wil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2800761" calcext:value-type="float">
            <text:p>2800761</text:p>
          </table:table-cell>
          <table:table-cell table:number-columns-repeated="14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Emanuel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5281893" calcext:value-type="float">
            <text:p>5281893</text:p>
          </table:table-cell>
          <table:table-cell table:number-columns-repeated="14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Urso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8366619" calcext:value-type="float">
            <text:p>8366619</text:p>
          </table:table-cell>
          <table:table-cell table:number-columns-repeated="14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Rebec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960245" calcext:value-type="float">
            <text:p>960245</text:p>
          </table:table-cell>
          <table:table-cell table:number-columns-repeated="14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Gord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7126700" calcext:value-type="float">
            <text:p>7126700</text:p>
          </table:table-cell>
          <table:table-cell table:number-columns-repeated="14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110038" calcext:value-type="float">
            <text:p>110038</text:p>
          </table:table-cell>
          <table:table-cell table:number-columns-repeated="14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Dore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9286805" calcext:value-type="float">
            <text:p>9286805</text:p>
          </table:table-cell>
          <table:table-cell table:number-columns-repeated="14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Iai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3298310" calcext:value-type="float">
            <text:p>3298310</text:p>
          </table:table-cell>
          <table:table-cell table:number-columns-repeated="14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Shaylyn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2086013" calcext:value-type="float">
            <text:p>2086013</text:p>
          </table:table-cell>
          <table:table-cell table:number-columns-repeated="14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Alex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7283823" calcext:value-type="float">
            <text:p>7283823</text:p>
          </table:table-cell>
          <table:table-cell table:number-columns-repeated="14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Aundre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7269030" calcext:value-type="float">
            <text:p>7269030</text:p>
          </table:table-cell>
          <table:table-cell table:number-columns-repeated="14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Terr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1990451" calcext:value-type="float">
            <text:p>1990451</text:p>
          </table:table-cell>
          <table:table-cell table:number-columns-repeated="14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8566090" calcext:value-type="float">
            <text:p>8566090</text:p>
          </table:table-cell>
          <table:table-cell table:number-columns-repeated="14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Ay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2063223" calcext:value-type="float">
            <text:p>2063223</text:p>
          </table:table-cell>
          <table:table-cell table:number-columns-repeated="14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Cil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6113369" calcext:value-type="float">
            <text:p>6113369</text:p>
          </table:table-cell>
          <table:table-cell table:number-columns-repeated="14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Dani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6751404" calcext:value-type="float">
            <text:p>6751404</text:p>
          </table:table-cell>
          <table:table-cell table:number-columns-repeated="14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6861999" calcext:value-type="float">
            <text:p>6861999</text:p>
          </table:table-cell>
          <table:table-cell table:number-columns-repeated="14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Reag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443768" calcext:value-type="float">
            <text:p>443768</text:p>
          </table:table-cell>
          <table:table-cell table:number-columns-repeated="14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Parrne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3045658" calcext:value-type="float">
            <text:p>3045658</text:p>
          </table:table-cell>
          <table:table-cell table:number-columns-repeated="14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3760623" calcext:value-type="float">
            <text:p>3760623</text:p>
          </table:table-cell>
          <table:table-cell table:number-columns-repeated="14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Neil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3176565" calcext:value-type="float">
            <text:p>3176565</text:p>
          </table:table-cell>
          <table:table-cell table:number-columns-repeated="14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Al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15385" calcext:value-type="float">
            <text:p>15385</text:p>
          </table:table-cell>
          <table:table-cell table:number-columns-repeated="14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Pep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6937505" calcext:value-type="float">
            <text:p>6937505</text:p>
          </table:table-cell>
          <table:table-cell table:number-columns-repeated="14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Aloysiu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1351102" calcext:value-type="float">
            <text:p>1351102</text:p>
          </table:table-cell>
          <table:table-cell table:number-columns-repeated="14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Vasi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8826348" calcext:value-type="float">
            <text:p>8826348</text:p>
          </table:table-cell>
          <table:table-cell table:number-columns-repeated="14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Armand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2782005" calcext:value-type="float">
            <text:p>2782005</text:p>
          </table:table-cell>
          <table:table-cell table:number-columns-repeated="14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Diann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8764633" calcext:value-type="float">
            <text:p>8764633</text:p>
          </table:table-cell>
          <table:table-cell table:number-columns-repeated="14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Ki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1667865" calcext:value-type="float">
            <text:p>1667865</text:p>
          </table:table-cell>
          <table:table-cell table:number-columns-repeated="14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Annelie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7121846" calcext:value-type="float">
            <text:p>7121846</text:p>
          </table:table-cell>
          <table:table-cell table:number-columns-repeated="14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Ximen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6087086" calcext:value-type="float">
            <text:p>6087086</text:p>
          </table:table-cell>
          <table:table-cell table:number-columns-repeated="14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7973590" calcext:value-type="float">
            <text:p>7973590</text:p>
          </table:table-cell>
          <table:table-cell table:number-columns-repeated="14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Ted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8944947" calcext:value-type="float">
            <text:p>8944947</text:p>
          </table:table-cell>
          <table:table-cell table:number-columns-repeated="14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Burto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9059303" calcext:value-type="float">
            <text:p>9059303</text:p>
          </table:table-cell>
          <table:table-cell table:number-columns-repeated="14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Nikolau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2856698" calcext:value-type="float">
            <text:p>2856698</text:p>
          </table:table-cell>
          <table:table-cell table:number-columns-repeated="14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Marwi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3529580" calcext:value-type="float">
            <text:p>3529580</text:p>
          </table:table-cell>
          <table:table-cell table:number-columns-repeated="14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Le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3091235" calcext:value-type="float">
            <text:p>3091235</text:p>
          </table:table-cell>
          <table:table-cell table:number-columns-repeated="14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Valenti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1355499" calcext:value-type="float">
            <text:p>1355499</text:p>
          </table:table-cell>
          <table:table-cell table:number-columns-repeated="14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Eamo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9891770" calcext:value-type="float">
            <text:p>9891770</text:p>
          </table:table-cell>
          <table:table-cell table:number-columns-repeated="14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Arabell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9103522" calcext:value-type="float">
            <text:p>9103522</text:p>
          </table:table-cell>
          <table:table-cell table:number-columns-repeated="14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9368144" calcext:value-type="float">
            <text:p>9368144</text:p>
          </table:table-cell>
          <table:table-cell table:number-columns-repeated="14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Aust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1643780" calcext:value-type="float">
            <text:p>1643780</text:p>
          </table:table-cell>
          <table:table-cell table:number-columns-repeated="14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Dolp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5671664" calcext:value-type="float">
            <text:p>5671664</text:p>
          </table:table-cell>
          <table:table-cell table:number-columns-repeated="14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Idalin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4289219" calcext:value-type="float">
            <text:p>4289219</text:p>
          </table:table-cell>
          <table:table-cell table:number-columns-repeated="14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9100323" calcext:value-type="float">
            <text:p>9100323</text:p>
          </table:table-cell>
          <table:table-cell table:number-columns-repeated="14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Alyosh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4884540" calcext:value-type="float">
            <text:p>4884540</text:p>
          </table:table-cell>
          <table:table-cell table:number-columns-repeated="14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Lynet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6735987" calcext:value-type="float">
            <text:p>6735987</text:p>
          </table:table-cell>
          <table:table-cell table:number-columns-repeated="14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Rand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5280036" calcext:value-type="float">
            <text:p>5280036</text:p>
          </table:table-cell>
          <table:table-cell table:number-columns-repeated="14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Miof mel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9857294" calcext:value-type="float">
            <text:p>9857294</text:p>
          </table:table-cell>
          <table:table-cell table:number-columns-repeated="14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Dani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842986" calcext:value-type="float">
            <text:p>842986</text:p>
          </table:table-cell>
          <table:table-cell table:number-columns-repeated="14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Raffert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8079396" calcext:value-type="float">
            <text:p>8079396</text:p>
          </table:table-cell>
          <table:table-cell table:number-columns-repeated="14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Andra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1740118" calcext:value-type="float">
            <text:p>1740118</text:p>
          </table:table-cell>
          <table:table-cell table:number-columns-repeated="14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Juliett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2254031" calcext:value-type="float">
            <text:p>2254031</text:p>
          </table:table-cell>
          <table:table-cell table:number-columns-repeated="14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Lorile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4646844" calcext:value-type="float">
            <text:p>4646844</text:p>
          </table:table-cell>
          <table:table-cell table:number-columns-repeated="14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Sherloc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4920701" calcext:value-type="float">
            <text:p>4920701</text:p>
          </table:table-cell>
          <table:table-cell table:number-columns-repeated="14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5376611" calcext:value-type="float">
            <text:p>5376611</text:p>
          </table:table-cell>
          <table:table-cell table:number-columns-repeated="14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8502294" calcext:value-type="float">
            <text:p>8502294</text:p>
          </table:table-cell>
          <table:table-cell table:number-columns-repeated="14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Field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480764" calcext:value-type="float">
            <text:p>480764</text:p>
          </table:table-cell>
          <table:table-cell table:number-columns-repeated="14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Aldric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9130169" calcext:value-type="float">
            <text:p>9130169</text:p>
          </table:table-cell>
          <table:table-cell table:number-columns-repeated="14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Doni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8858582" calcext:value-type="float">
            <text:p>8858582</text:p>
          </table:table-cell>
          <table:table-cell table:number-columns-repeated="14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Elici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753285" calcext:value-type="float">
            <text:p>753285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rily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842154" calcext:value-type="float">
            <text:p>842154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or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4018009" calcext:value-type="float">
            <text:p>4018009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elsi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6367042" calcext:value-type="float">
            <text:p>6367042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tti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846544" calcext:value-type="float">
            <text:p>846544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atividad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6079835" calcext:value-type="float">
            <text:p>6079835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9068950" calcext:value-type="float">
            <text:p>9068950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erril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5096604" calcext:value-type="float">
            <text:p>5096604</text:p>
          </table:table-cell>
          <table:table-cell table:number-columns-repeated="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5247484" calcext:value-type="float">
            <text:p>5247484</text:p>
          </table:table-cell>
          <table:table-cell table:number-columns-repeated="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erris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4639838" calcext:value-type="float">
            <text:p>4639838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thlen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4365179" calcext:value-type="float">
            <text:p>4365179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it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5684023" calcext:value-type="float">
            <text:p>5684023</text:p>
          </table:table-cell>
          <table:table-cell table:number-columns-repeated="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verard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4393772" calcext:value-type="float">
            <text:p>4393772</text:p>
          </table:table-cell>
          <table:table-cell table:number-columns-repeated="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iovan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9168894" calcext:value-type="float">
            <text:p>9168894</text:p>
          </table:table-cell>
          <table:table-cell table:number-columns-repeated="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llar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6635183" calcext:value-type="float">
            <text:p>6635183</text:p>
          </table:table-cell>
          <table:table-cell table:number-columns-repeated="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arol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2830078" calcext:value-type="float">
            <text:p>2830078</text:p>
          </table:table-cell>
          <table:table-cell table:number-columns-repeated="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eorgean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6004480" calcext:value-type="float">
            <text:p>6004480</text:p>
          </table:table-cell>
          <table:table-cell table:number-columns-repeated="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natol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6603545" calcext:value-type="float">
            <text:p>6603545</text:p>
          </table:table-cell>
          <table:table-cell table:number-columns-repeated="1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Karle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9060109" calcext:value-type="float">
            <text:p>9060109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rand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6720979" calcext:value-type="float">
            <text:p>6720979</text:p>
          </table:table-cell>
          <table:table-cell table:number-columns-repeated="1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aleri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7337649" calcext:value-type="float">
            <text:p>7337649</text:p>
          </table:table-cell>
          <table:table-cell table:number-columns-repeated="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1012891" calcext:value-type="float">
            <text:p>1012891</text:p>
          </table:table-cell>
          <table:table-cell table:number-columns-repeated="1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Kathery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2452372" calcext:value-type="float">
            <text:p>2452372</text:p>
          </table:table-cell>
          <table:table-cell table:number-columns-repeated="1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ill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4185608" calcext:value-type="float">
            <text:p>4185608</text:p>
          </table:table-cell>
          <table:table-cell table:number-columns-repeated="1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dd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6740138" calcext:value-type="float">
            <text:p>6740138</text:p>
          </table:table-cell>
          <table:table-cell table:number-columns-repeated="1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nthi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4393095" calcext:value-type="float">
            <text:p>4393095</text:p>
          </table:table-cell>
          <table:table-cell table:number-columns-repeated="1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athaniel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9788487" calcext:value-type="float">
            <text:p>9788487</text:p>
          </table:table-cell>
          <table:table-cell table:number-columns-repeated="1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imothe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2661524" calcext:value-type="float">
            <text:p>2661524</text:p>
          </table:table-cell>
          <table:table-cell table:number-columns-repeated="1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osell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3887810" calcext:value-type="float">
            <text:p>3887810</text:p>
          </table:table-cell>
          <table:table-cell table:number-columns-repeated="1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Benj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8803154" calcext:value-type="float">
            <text:p>8803154</text:p>
          </table:table-cell>
          <table:table-cell table:number-columns-repeated="1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Ellett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618620" calcext:value-type="float">
            <text:p>618620</text:p>
          </table:table-cell>
          <table:table-cell table:number-columns-repeated="1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6903918" calcext:value-type="float">
            <text:p>6903918</text:p>
          </table:table-cell>
          <table:table-cell table:number-columns-repeated="1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oree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1522837" calcext:value-type="float">
            <text:p>1522837</text:p>
          </table:table-cell>
          <table:table-cell table:number-columns-repeated="1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Eal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7394157" calcext:value-type="float">
            <text:p>7394157</text:p>
          </table:table-cell>
          <table:table-cell table:number-columns-repeated="1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8388677" calcext:value-type="float">
            <text:p>8388677</text:p>
          </table:table-cell>
          <table:table-cell table:number-columns-repeated="1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367920" calcext:value-type="float">
            <text:p>367920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lonso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5955271" calcext:value-type="float">
            <text:p>5955271</text:p>
          </table:table-cell>
          <table:table-cell table:number-columns-repeated="1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adell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5052924" calcext:value-type="float">
            <text:p>5052924</text:p>
          </table:table-cell>
          <table:table-cell table:number-columns-repeated="1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ubr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5730085" calcext:value-type="float">
            <text:p>5730085</text:p>
          </table:table-cell>
          <table:table-cell table:number-columns-repeated="1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Marijo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9098879" calcext:value-type="float">
            <text:p>9098879</text:p>
          </table:table-cell>
          <table:table-cell table:number-columns-repeated="1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Valenti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7241758" calcext:value-type="float">
            <text:p>7241758</text:p>
          </table:table-cell>
          <table:table-cell table:number-columns-repeated="1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helsi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5395491" calcext:value-type="float">
            <text:p>5395491</text:p>
          </table:table-cell>
          <table:table-cell table:number-columns-repeated="1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ris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9482749" calcext:value-type="float">
            <text:p>9482749</text:p>
          </table:table-cell>
          <table:table-cell table:number-columns-repeated="1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Ik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1201212" calcext:value-type="float">
            <text:p>1201212</text:p>
          </table:table-cell>
          <table:table-cell table:number-columns-repeated="1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3055124" calcext:value-type="float">
            <text:p>3055124</text:p>
          </table:table-cell>
          <table:table-cell table:number-columns-repeated="1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Gabril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4386106" calcext:value-type="float">
            <text:p>4386106</text:p>
          </table:table-cell>
          <table:table-cell table:number-columns-repeated="1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Zsazs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3612435" calcext:value-type="float">
            <text:p>3612435</text:p>
          </table:table-cell>
          <table:table-cell table:number-columns-repeated="1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Ed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7729336" calcext:value-type="float">
            <text:p>7729336</text:p>
          </table:table-cell>
          <table:table-cell table:number-columns-repeated="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elli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8177318" calcext:value-type="float">
            <text:p>8177318</text:p>
          </table:table-cell>
          <table:table-cell table:number-columns-repeated="1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Ignacius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9472236" calcext:value-type="float">
            <text:p>9472236</text:p>
          </table:table-cell>
          <table:table-cell table:number-columns-repeated="1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obe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8680655" calcext:value-type="float">
            <text:p>8680655</text:p>
          </table:table-cell>
          <table:table-cell table:number-columns-repeated="1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ateld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7704517" calcext:value-type="float">
            <text:p>7704517</text:p>
          </table:table-cell>
          <table:table-cell table:number-columns-repeated="1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wenneth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250109" calcext:value-type="float">
            <text:p>250109</text:p>
          </table:table-cell>
          <table:table-cell table:number-columns-repeated="1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Hughi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3091778" calcext:value-type="float">
            <text:p>3091778</text:p>
          </table:table-cell>
          <table:table-cell table:number-columns-repeated="1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orranc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9167378" calcext:value-type="float">
            <text:p>9167378</text:p>
          </table:table-cell>
          <table:table-cell table:number-columns-repeated="1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Derk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4776214" calcext:value-type="float">
            <text:p>4776214</text:p>
          </table:table-cell>
          <table:table-cell table:number-columns-repeated="1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Bobi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2003853" calcext:value-type="float">
            <text:p>2003853</text:p>
          </table:table-cell>
          <table:table-cell table:number-columns-repeated="1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8755332" calcext:value-type="float">
            <text:p>8755332</text:p>
          </table:table-cell>
          <table:table-cell table:number-columns-repeated="1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Julio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8190121" calcext:value-type="float">
            <text:p>8190121</text:p>
          </table:table-cell>
          <table:table-cell table:number-columns-repeated="1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Inigo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6406302" calcext:value-type="float">
            <text:p>6406302</text:p>
          </table:table-cell>
          <table:table-cell table:number-columns-repeated="1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orali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6414953" calcext:value-type="float">
            <text:p>6414953</text:p>
          </table:table-cell>
          <table:table-cell table:number-columns-repeated="1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7245265" calcext:value-type="float">
            <text:p>7245265</text:p>
          </table:table-cell>
          <table:table-cell table:number-columns-repeated="1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Urbano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3122412" calcext:value-type="float">
            <text:p>3122412</text:p>
          </table:table-cell>
          <table:table-cell table:number-columns-repeated="1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Alan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5786763" calcext:value-type="float">
            <text:p>5786763</text:p>
          </table:table-cell>
          <table:table-cell table:number-columns-repeated="1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Archibald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9322260" calcext:value-type="float">
            <text:p>9322260</text:p>
          </table:table-cell>
          <table:table-cell table:number-columns-repeated="1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Jyoti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9473466" calcext:value-type="float">
            <text:p>9473466</text:p>
          </table:table-cell>
          <table:table-cell table:number-columns-repeated="1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Dee de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6894251" calcext:value-type="float">
            <text:p>6894251</text:p>
          </table:table-cell>
          <table:table-cell table:number-columns-repeated="1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Mitzi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4777044" calcext:value-type="float">
            <text:p>4777044</text:p>
          </table:table-cell>
          <table:table-cell table:number-columns-repeated="1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301323" calcext:value-type="float">
            <text:p>301323</text:p>
          </table:table-cell>
          <table:table-cell table:number-columns-repeated="1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Jemmi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8827929" calcext:value-type="float">
            <text:p>8827929</text:p>
          </table:table-cell>
          <table:table-cell table:number-columns-repeated="1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7501194" calcext:value-type="float">
            <text:p>7501194</text:p>
          </table:table-cell>
          <table:table-cell table:number-columns-repeated="1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Lauritz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1010588" calcext:value-type="float">
            <text:p>1010588</text:p>
          </table:table-cell>
          <table:table-cell table:number-columns-repeated="1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Gratia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5517921" calcext:value-type="float">
            <text:p>5517921</text:p>
          </table:table-cell>
          <table:table-cell table:number-columns-repeated="1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Dulcine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5306204" calcext:value-type="float">
            <text:p>5306204</text:p>
          </table:table-cell>
          <table:table-cell table:number-columns-repeated="1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Rowa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2627920" calcext:value-type="float">
            <text:p>2627920</text:p>
          </table:table-cell>
          <table:table-cell table:number-columns-repeated="1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Viviann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9560416" calcext:value-type="float">
            <text:p>9560416</text:p>
          </table:table-cell>
          <table:table-cell table:number-columns-repeated="1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Hillier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3371662" calcext:value-type="float">
            <text:p>3371662</text:p>
          </table:table-cell>
          <table:table-cell table:number-columns-repeated="1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Wendi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2732853" calcext:value-type="float">
            <text:p>2732853</text:p>
          </table:table-cell>
          <table:table-cell table:number-columns-repeated="1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Brit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6983618" calcext:value-type="float">
            <text:p>6983618</text:p>
          </table:table-cell>
          <table:table-cell table:number-columns-repeated="1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Ga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287747" calcext:value-type="float">
            <text:p>287747</text:p>
          </table:table-cell>
          <table:table-cell table:number-columns-repeated="1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Britne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9363217" calcext:value-type="float">
            <text:p>9363217</text:p>
          </table:table-cell>
          <table:table-cell table:number-columns-repeated="1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Jenic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4802841" calcext:value-type="float">
            <text:p>4802841</text:p>
          </table:table-cell>
          <table:table-cell table:number-columns-repeated="1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Jamal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4556745" calcext:value-type="float">
            <text:p>4556745</text:p>
          </table:table-cell>
          <table:table-cell table:number-columns-repeated="1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Karne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3451792" calcext:value-type="float">
            <text:p>3451792</text:p>
          </table:table-cell>
          <table:table-cell table:number-columns-repeated="1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Lac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2907389" calcext:value-type="float">
            <text:p>2907389</text:p>
          </table:table-cell>
          <table:table-cell table:number-columns-repeated="1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Francois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4307133" calcext:value-type="float">
            <text:p>4307133</text:p>
          </table:table-cell>
          <table:table-cell table:number-columns-repeated="1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2956552" calcext:value-type="float">
            <text:p>2956552</text:p>
          </table:table-cell>
          <table:table-cell table:number-columns-repeated="1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atheri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4228498" calcext:value-type="float">
            <text:p>4228498</text:p>
          </table:table-cell>
          <table:table-cell table:number-columns-repeated="1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Orali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6838531" calcext:value-type="float">
            <text:p>6838531</text:p>
          </table:table-cell>
          <table:table-cell table:number-columns-repeated="1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Lucili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2891814" calcext:value-type="float">
            <text:p>2891814</text:p>
          </table:table-cell>
          <table:table-cell table:number-columns-repeated="1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Kati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5960426" calcext:value-type="float">
            <text:p>5960426</text:p>
          </table:table-cell>
          <table:table-cell table:number-columns-repeated="1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Je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9140471" calcext:value-type="float">
            <text:p>9140471</text:p>
          </table:table-cell>
          <table:table-cell table:number-columns-repeated="1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Romol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6811739" calcext:value-type="float">
            <text:p>6811739</text:p>
          </table:table-cell>
          <table:table-cell table:number-columns-repeated="1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Dal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3754618" calcext:value-type="float">
            <text:p>3754618</text:p>
          </table:table-cell>
          <table:table-cell table:number-columns-repeated="1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Ivett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2935652" calcext:value-type="float">
            <text:p>2935652</text:p>
          </table:table-cell>
          <table:table-cell table:number-columns-repeated="1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Donnamari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5400275" calcext:value-type="float">
            <text:p>5400275</text:p>
          </table:table-cell>
          <table:table-cell table:number-columns-repeated="1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Dulci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8513921" calcext:value-type="float">
            <text:p>8513921</text:p>
          </table:table-cell>
          <table:table-cell table:number-columns-repeated="1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Padd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8609702" calcext:value-type="float">
            <text:p>8609702</text:p>
          </table:table-cell>
          <table:table-cell table:number-columns-repeated="1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Jill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3420100" calcext:value-type="float">
            <text:p>3420100</text:p>
          </table:table-cell>
          <table:table-cell table:number-columns-repeated="1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Vere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7038358" calcext:value-type="float">
            <text:p>7038358</text:p>
          </table:table-cell>
          <table:table-cell table:number-columns-repeated="1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Mali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5863362" calcext:value-type="float">
            <text:p>5863362</text:p>
          </table:table-cell>
          <table:table-cell table:number-columns-repeated="1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Myrtic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282744" calcext:value-type="float">
            <text:p>282744</text:p>
          </table:table-cell>
          <table:table-cell table:number-columns-repeated="1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Brittani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6673073" calcext:value-type="float">
            <text:p>6673073</text:p>
          </table:table-cell>
          <table:table-cell table:number-columns-repeated="1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Kip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9229692" calcext:value-type="float">
            <text:p>9229692</text:p>
          </table:table-cell>
          <table:table-cell table:number-columns-repeated="1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Yard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9354897" calcext:value-type="float">
            <text:p>9354897</text:p>
          </table:table-cell>
          <table:table-cell table:number-columns-repeated="1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Corre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6632785" calcext:value-type="float">
            <text:p>6632785</text:p>
          </table:table-cell>
          <table:table-cell table:number-columns-repeated="1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4470075" calcext:value-type="float">
            <text:p>4470075</text:p>
          </table:table-cell>
          <table:table-cell table:number-columns-repeated="1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Constanti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9781656" calcext:value-type="float">
            <text:p>9781656</text:p>
          </table:table-cell>
          <table:table-cell table:number-columns-repeated="1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Vail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1915191" calcext:value-type="float">
            <text:p>1915191</text:p>
          </table:table-cell>
          <table:table-cell table:number-columns-repeated="1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Lonnard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8701579" calcext:value-type="float">
            <text:p>8701579</text:p>
          </table:table-cell>
          <table:table-cell table:number-columns-repeated="1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4931927" calcext:value-type="float">
            <text:p>4931927</text:p>
          </table:table-cell>
          <table:table-cell table:number-columns-repeated="1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Haywood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5256541" calcext:value-type="float">
            <text:p>5256541</text:p>
          </table:table-cell>
          <table:table-cell table:number-columns-repeated="1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Aharo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5532819" calcext:value-type="float">
            <text:p>5532819</text:p>
          </table:table-cell>
          <table:table-cell table:number-columns-repeated="1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Denn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4704156" calcext:value-type="float">
            <text:p>4704156</text:p>
          </table:table-cell>
          <table:table-cell table:number-columns-repeated="1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Benedicto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2317313" calcext:value-type="float">
            <text:p>2317313</text:p>
          </table:table-cell>
          <table:table-cell table:number-columns-repeated="1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Leonhard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3617203" calcext:value-type="float">
            <text:p>3617203</text:p>
          </table:table-cell>
          <table:table-cell table:number-columns-repeated="1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Karil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1140920" calcext:value-type="float">
            <text:p>1140920</text:p>
          </table:table-cell>
          <table:table-cell table:number-columns-repeated="1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Mort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7406347" calcext:value-type="float">
            <text:p>7406347</text:p>
          </table:table-cell>
          <table:table-cell table:number-columns-repeated="1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Gayel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5785725" calcext:value-type="float">
            <text:p>5785725</text:p>
          </table:table-cell>
          <table:table-cell table:number-columns-repeated="1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Dulcia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6131180" calcext:value-type="float">
            <text:p>6131180</text:p>
          </table:table-cell>
          <table:table-cell table:number-columns-repeated="1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Dwayn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2934743" calcext:value-type="float">
            <text:p>2934743</text:p>
          </table:table-cell>
          <table:table-cell table:number-columns-repeated="1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Burnab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8815925" calcext:value-type="float">
            <text:p>8815925</text:p>
          </table:table-cell>
          <table:table-cell table:number-columns-repeated="1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3000075" calcext:value-type="float">
            <text:p>3000075</text:p>
          </table:table-cell>
          <table:table-cell table:number-columns-repeated="1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Josi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3160598" calcext:value-type="float">
            <text:p>3160598</text:p>
          </table:table-cell>
          <table:table-cell table:number-columns-repeated="1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Shery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4524679" calcext:value-type="float">
            <text:p>4524679</text:p>
          </table:table-cell>
          <table:table-cell table:number-columns-repeated="1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Kenn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9593536" calcext:value-type="float">
            <text:p>9593536</text:p>
          </table:table-cell>
          <table:table-cell table:number-columns-repeated="1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handal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8881480" calcext:value-type="float">
            <text:p>8881480</text:p>
          </table:table-cell>
          <table:table-cell table:number-columns-repeated="1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312538" calcext:value-type="float">
            <text:p>312538</text:p>
          </table:table-cell>
          <table:table-cell table:number-columns-repeated="1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Gregorio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5748815" calcext:value-type="float">
            <text:p>5748815</text:p>
          </table:table-cell>
          <table:table-cell table:number-columns-repeated="1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6127121" calcext:value-type="float">
            <text:p>6127121</text:p>
          </table:table-cell>
          <table:table-cell table:number-columns-repeated="1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Lavi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7015031" calcext:value-type="float">
            <text:p>7015031</text:p>
          </table:table-cell>
          <table:table-cell table:number-columns-repeated="1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Chantal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6117727" calcext:value-type="float">
            <text:p>6117727</text:p>
          </table:table-cell>
          <table:table-cell table:number-columns-repeated="1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Luz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1856697" calcext:value-type="float">
            <text:p>1856697</text:p>
          </table:table-cell>
          <table:table-cell table:number-columns-repeated="1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Felicio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8884752" calcext:value-type="float">
            <text:p>8884752</text:p>
          </table:table-cell>
          <table:table-cell table:number-columns-repeated="1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Ilk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4695309" calcext:value-type="float">
            <text:p>4695309</text:p>
          </table:table-cell>
          <table:table-cell table:number-columns-repeated="1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Quint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3337858" calcext:value-type="float">
            <text:p>3337858</text:p>
          </table:table-cell>
          <table:table-cell table:number-columns-repeated="1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5824212" calcext:value-type="float">
            <text:p>5824212</text:p>
          </table:table-cell>
          <table:table-cell table:number-columns-repeated="1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Haywood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334452" calcext:value-type="float">
            <text:p>334452</text:p>
          </table:table-cell>
          <table:table-cell table:number-columns-repeated="1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Alvi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6258580" calcext:value-type="float">
            <text:p>6258580</text:p>
          </table:table-cell>
          <table:table-cell table:number-columns-repeated="1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Anallis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8691122" calcext:value-type="float">
            <text:p>8691122</text:p>
          </table:table-cell>
          <table:table-cell table:number-columns-repeated="1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Fayi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3495921" calcext:value-type="float">
            <text:p>3495921</text:p>
          </table:table-cell>
          <table:table-cell table:number-columns-repeated="1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Athen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1041221" calcext:value-type="float">
            <text:p>1041221</text:p>
          </table:table-cell>
          <table:table-cell table:number-columns-repeated="1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Germain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6951618" calcext:value-type="float">
            <text:p>6951618</text:p>
          </table:table-cell>
          <table:table-cell table:number-columns-repeated="1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pens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8357482" calcext:value-type="float">
            <text:p>8357482</text:p>
          </table:table-cell>
          <table:table-cell table:number-columns-repeated="1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Paulit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2945425" calcext:value-type="float">
            <text:p>2945425</text:p>
          </table:table-cell>
          <table:table-cell table:number-columns-repeated="1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6849340" calcext:value-type="float">
            <text:p>6849340</text:p>
          </table:table-cell>
          <table:table-cell table:number-columns-repeated="1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Carl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1524794" calcext:value-type="float">
            <text:p>1524794</text:p>
          </table:table-cell>
          <table:table-cell table:number-columns-repeated="1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Natk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717341" calcext:value-type="float">
            <text:p>717341</text:p>
          </table:table-cell>
          <table:table-cell table:number-columns-repeated="1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9606392" calcext:value-type="float">
            <text:p>9606392</text:p>
          </table:table-cell>
          <table:table-cell table:number-columns-repeated="1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Brine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9125263" calcext:value-type="float">
            <text:p>9125263</text:p>
          </table:table-cell>
          <table:table-cell table:number-columns-repeated="1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Brittane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387418" calcext:value-type="float">
            <text:p>387418</text:p>
          </table:table-cell>
          <table:table-cell table:number-columns-repeated="1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2987869" calcext:value-type="float">
            <text:p>2987869</text:p>
          </table:table-cell>
          <table:table-cell table:number-columns-repeated="1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Frazier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2295405" calcext:value-type="float">
            <text:p>2295405</text:p>
          </table:table-cell>
          <table:table-cell table:number-columns-repeated="1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3978975" calcext:value-type="float">
            <text:p>3978975</text:p>
          </table:table-cell>
          <table:table-cell table:number-columns-repeated="1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Gill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160843" calcext:value-type="float">
            <text:p>160843</text:p>
          </table:table-cell>
          <table:table-cell table:number-columns-repeated="1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Jocko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1137766" calcext:value-type="float">
            <text:p>1137766</text:p>
          </table:table-cell>
          <table:table-cell table:number-columns-repeated="1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Harold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575298" calcext:value-type="float">
            <text:p>575298</text:p>
          </table:table-cell>
          <table:table-cell table:number-columns-repeated="1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ha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4841031" calcext:value-type="float">
            <text:p>4841031</text:p>
          </table:table-cell>
          <table:table-cell table:number-columns-repeated="1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Melan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9738357" calcext:value-type="float">
            <text:p>9738357</text:p>
          </table:table-cell>
          <table:table-cell table:number-columns-repeated="1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Ed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9915410" calcext:value-type="float">
            <text:p>9915410</text:p>
          </table:table-cell>
          <table:table-cell table:number-columns-repeated="1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Marj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6573713" calcext:value-type="float">
            <text:p>6573713</text:p>
          </table:table-cell>
          <table:table-cell table:number-columns-repeated="1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Jarrid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7907102" calcext:value-type="float">
            <text:p>7907102</text:p>
          </table:table-cell>
          <table:table-cell table:number-columns-repeated="1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Berenic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1120844" calcext:value-type="float">
            <text:p>1120844</text:p>
          </table:table-cell>
          <table:table-cell table:number-columns-repeated="1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Delmer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2282403" calcext:value-type="float">
            <text:p>2282403</text:p>
          </table:table-cell>
          <table:table-cell table:number-columns-repeated="1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Gal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666788" calcext:value-type="float">
            <text:p>666788</text:p>
          </table:table-cell>
          <table:table-cell table:number-columns-repeated="1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Rubett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3811913" calcext:value-type="float">
            <text:p>3811913</text:p>
          </table:table-cell>
          <table:table-cell table:number-columns-repeated="1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Estel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9320097" calcext:value-type="float">
            <text:p>9320097</text:p>
          </table:table-cell>
          <table:table-cell table:number-columns-repeated="1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8230953" calcext:value-type="float">
            <text:p>8230953</text:p>
          </table:table-cell>
          <table:table-cell table:number-columns-repeated="14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Jacint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2223811" calcext:value-type="float">
            <text:p>2223811</text:p>
          </table:table-cell>
          <table:table-cell table:number-columns-repeated="1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Ebb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5564040" calcext:value-type="float">
            <text:p>5564040</text:p>
          </table:table-cell>
          <table:table-cell table:number-columns-repeated="14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alhou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3857150" calcext:value-type="float">
            <text:p>3857150</text:p>
          </table:table-cell>
          <table:table-cell table:number-columns-repeated="14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Sydel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1502849" calcext:value-type="float">
            <text:p>1502849</text:p>
          </table:table-cell>
          <table:table-cell table:number-columns-repeated="1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Kail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2951730" calcext:value-type="float">
            <text:p>2951730</text:p>
          </table:table-cell>
          <table:table-cell table:number-columns-repeated="1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Moi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3432562" calcext:value-type="float">
            <text:p>3432562</text:p>
          </table:table-cell>
          <table:table-cell table:number-columns-repeated="14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Zackariah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2680298" calcext:value-type="float">
            <text:p>2680298</text:p>
          </table:table-cell>
          <table:table-cell table:number-columns-repeated="14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9726292" calcext:value-type="float">
            <text:p>9726292</text:p>
          </table:table-cell>
          <table:table-cell table:number-columns-repeated="14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Natash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8102621" calcext:value-type="float">
            <text:p>8102621</text:p>
          </table:table-cell>
          <table:table-cell table:number-columns-repeated="14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Bidget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4036499" calcext:value-type="float">
            <text:p>4036499</text:p>
          </table:table-cell>
          <table:table-cell table:number-columns-repeated="14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Sloa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4555409" calcext:value-type="float">
            <text:p>4555409</text:p>
          </table:table-cell>
          <table:table-cell table:number-columns-repeated="14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Enos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4610515" calcext:value-type="float">
            <text:p>4610515</text:p>
          </table:table-cell>
          <table:table-cell table:number-columns-repeated="14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Karol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2619301" calcext:value-type="float">
            <text:p>2619301</text:p>
          </table:table-cell>
          <table:table-cell table:number-columns-repeated="1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Godfre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531151" calcext:value-type="float">
            <text:p>531151</text:p>
          </table:table-cell>
          <table:table-cell table:number-columns-repeated="14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983078" calcext:value-type="float">
            <text:p>983078</text:p>
          </table:table-cell>
          <table:table-cell table:number-columns-repeated="14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7804675" calcext:value-type="float">
            <text:p>7804675</text:p>
          </table:table-cell>
          <table:table-cell table:number-columns-repeated="14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Ver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6085152" calcext:value-type="float">
            <text:p>6085152</text:p>
          </table:table-cell>
          <table:table-cell table:number-columns-repeated="14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Grayc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6041141" calcext:value-type="float">
            <text:p>6041141</text:p>
          </table:table-cell>
          <table:table-cell table:number-columns-repeated="14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Wai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9848882" calcext:value-type="float">
            <text:p>9848882</text:p>
          </table:table-cell>
          <table:table-cell table:number-columns-repeated="14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7652014" calcext:value-type="float">
            <text:p>7652014</text:p>
          </table:table-cell>
          <table:table-cell table:number-columns-repeated="14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Franki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1859248" calcext:value-type="float">
            <text:p>1859248</text:p>
          </table:table-cell>
          <table:table-cell table:number-columns-repeated="14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Konstanti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3935498" calcext:value-type="float">
            <text:p>3935498</text:p>
          </table:table-cell>
          <table:table-cell table:number-columns-repeated="14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Kai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6527955" calcext:value-type="float">
            <text:p>6527955</text:p>
          </table:table-cell>
          <table:table-cell table:number-columns-repeated="14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Chloett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1242105" calcext:value-type="float">
            <text:p>1242105</text:p>
          </table:table-cell>
          <table:table-cell table:number-columns-repeated="14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2104402" calcext:value-type="float">
            <text:p>2104402</text:p>
          </table:table-cell>
          <table:table-cell table:number-columns-repeated="14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Nessi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4061715" calcext:value-type="float">
            <text:p>4061715</text:p>
          </table:table-cell>
          <table:table-cell table:number-columns-repeated="14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Hoga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8634255" calcext:value-type="float">
            <text:p>8634255</text:p>
          </table:table-cell>
          <table:table-cell table:number-columns-repeated="14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Feneli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302068" calcext:value-type="float">
            <text:p>302068</text:p>
          </table:table-cell>
          <table:table-cell table:number-columns-repeated="14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Chiqui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7075665" calcext:value-type="float">
            <text:p>7075665</text:p>
          </table:table-cell>
          <table:table-cell table:number-columns-repeated="14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Andros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588309" calcext:value-type="float">
            <text:p>588309</text:p>
          </table:table-cell>
          <table:table-cell table:number-columns-repeated="14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Rickard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1682728" calcext:value-type="float">
            <text:p>1682728</text:p>
          </table:table-cell>
          <table:table-cell table:number-columns-repeated="14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Vit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1845216" calcext:value-type="float">
            <text:p>1845216</text:p>
          </table:table-cell>
          <table:table-cell table:number-columns-repeated="14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Madelain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7670851" calcext:value-type="float">
            <text:p>7670851</text:p>
          </table:table-cell>
          <table:table-cell table:number-columns-repeated="14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Agust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7207586" calcext:value-type="float">
            <text:p>7207586</text:p>
          </table:table-cell>
          <table:table-cell table:number-columns-repeated="14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Lanett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8863163" calcext:value-type="float">
            <text:p>8863163</text:p>
          </table:table-cell>
          <table:table-cell table:number-columns-repeated="14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Bryn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4216810" calcext:value-type="float">
            <text:p>4216810</text:p>
          </table:table-cell>
          <table:table-cell table:number-columns-repeated="14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2772021" calcext:value-type="float">
            <text:p>2772021</text:p>
          </table:table-cell>
          <table:table-cell table:number-columns-repeated="14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Mireill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6897393" calcext:value-type="float">
            <text:p>6897393</text:p>
          </table:table-cell>
          <table:table-cell table:number-columns-repeated="14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5667925" calcext:value-type="float">
            <text:p>5667925</text:p>
          </table:table-cell>
          <table:table-cell table:number-columns-repeated="14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Lori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6063859" calcext:value-type="float">
            <text:p>6063859</text:p>
          </table:table-cell>
          <table:table-cell table:number-columns-repeated="14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Arabel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8592503" calcext:value-type="float">
            <text:p>8592503</text:p>
          </table:table-cell>
          <table:table-cell table:number-columns-repeated="14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Lewes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9949747" calcext:value-type="float">
            <text:p>9949747</text:p>
          </table:table-cell>
          <table:table-cell table:number-columns-repeated="14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Wendelin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6291664" calcext:value-type="float">
            <text:p>6291664</text:p>
          </table:table-cell>
          <table:table-cell table:number-columns-repeated="14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999920" calcext:value-type="float">
            <text:p>999920</text:p>
          </table:table-cell>
          <table:table-cell table:number-columns-repeated="14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Filid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5965651" calcext:value-type="float">
            <text:p>5965651</text:p>
          </table:table-cell>
          <table:table-cell table:number-columns-repeated="14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Garrek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9014223" calcext:value-type="float">
            <text:p>9014223</text:p>
          </table:table-cell>
          <table:table-cell table:number-columns-repeated="1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Kari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585617" calcext:value-type="float">
            <text:p>585617</text:p>
          </table:table-cell>
          <table:table-cell table:number-columns-repeated="14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Rolland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4279835" calcext:value-type="float">
            <text:p>4279835</text:p>
          </table:table-cell>
          <table:table-cell table:number-columns-repeated="14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Tybalt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2439304" calcext:value-type="float">
            <text:p>2439304</text:p>
          </table:table-cell>
          <table:table-cell table:number-columns-repeated="14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Orbadiah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6063666" calcext:value-type="float">
            <text:p>6063666</text:p>
          </table:table-cell>
          <table:table-cell table:number-columns-repeated="14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6844711" calcext:value-type="float">
            <text:p>6844711</text:p>
          </table:table-cell>
          <table:table-cell table:number-columns-repeated="14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Lindse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6797352" calcext:value-type="float">
            <text:p>6797352</text:p>
          </table:table-cell>
          <table:table-cell table:number-columns-repeated="14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Shaylyn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3599501" calcext:value-type="float">
            <text:p>3599501</text:p>
          </table:table-cell>
          <table:table-cell table:number-columns-repeated="14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Reginauld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7453518" calcext:value-type="float">
            <text:p>7453518</text:p>
          </table:table-cell>
          <table:table-cell table:number-columns-repeated="14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1839304" calcext:value-type="float">
            <text:p>1839304</text:p>
          </table:table-cell>
          <table:table-cell table:number-columns-repeated="14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Keve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2993042" calcext:value-type="float">
            <text:p>2993042</text:p>
          </table:table-cell>
          <table:table-cell table:number-columns-repeated="1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Tomasin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5514121" calcext:value-type="float">
            <text:p>5514121</text:p>
          </table:table-cell>
          <table:table-cell table:number-columns-repeated="14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Heidi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9465428" calcext:value-type="float">
            <text:p>9465428</text:p>
          </table:table-cell>
          <table:table-cell table:number-columns-repeated="14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Charlen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3664703" calcext:value-type="float">
            <text:p>3664703</text:p>
          </table:table-cell>
          <table:table-cell table:number-columns-repeated="14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Kil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9240179" calcext:value-type="float">
            <text:p>9240179</text:p>
          </table:table-cell>
          <table:table-cell table:number-columns-repeated="14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Shaugh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6725578" calcext:value-type="float">
            <text:p>6725578</text:p>
          </table:table-cell>
          <table:table-cell table:number-columns-repeated="14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2804232" calcext:value-type="float">
            <text:p>2804232</text:p>
          </table:table-cell>
          <table:table-cell table:number-columns-repeated="14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Filbert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4059788" calcext:value-type="float">
            <text:p>4059788</text:p>
          </table:table-cell>
          <table:table-cell table:number-columns-repeated="1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Adolph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2910141" calcext:value-type="float">
            <text:p>2910141</text:p>
          </table:table-cell>
          <table:table-cell table:number-columns-repeated="14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8567504" calcext:value-type="float">
            <text:p>8567504</text:p>
          </table:table-cell>
          <table:table-cell table:number-columns-repeated="14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Vincent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7113997" calcext:value-type="float">
            <text:p>7113997</text:p>
          </table:table-cell>
          <table:table-cell table:number-columns-repeated="14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Rosell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4796220" calcext:value-type="float">
            <text:p>4796220</text:p>
          </table:table-cell>
          <table:table-cell table:number-columns-repeated="14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Yasmi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2024900" calcext:value-type="float">
            <text:p>2024900</text:p>
          </table:table-cell>
          <table:table-cell table:number-columns-repeated="14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6325116" calcext:value-type="float">
            <text:p>6325116</text:p>
          </table:table-cell>
          <table:table-cell table:number-columns-repeated="14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Chadwick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7912627" calcext:value-type="float">
            <text:p>7912627</text:p>
          </table:table-cell>
          <table:table-cell table:number-columns-repeated="14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Lan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8115789" calcext:value-type="float">
            <text:p>8115789</text:p>
          </table:table-cell>
          <table:table-cell table:number-columns-repeated="14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Harli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2153500" calcext:value-type="float">
            <text:p>2153500</text:p>
          </table:table-cell>
          <table:table-cell table:number-columns-repeated="14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Harland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5838553" calcext:value-type="float">
            <text:p>5838553</text:p>
          </table:table-cell>
          <table:table-cell table:number-columns-repeated="14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Pameli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3592038" calcext:value-type="float">
            <text:p>3592038</text:p>
          </table:table-cell>
          <table:table-cell table:number-columns-repeated="14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4122583" calcext:value-type="float">
            <text:p>4122583</text:p>
          </table:table-cell>
          <table:table-cell table:number-columns-repeated="14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302604" calcext:value-type="float">
            <text:p>302604</text:p>
          </table:table-cell>
          <table:table-cell table:number-columns-repeated="14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Windham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8077608" calcext:value-type="float">
            <text:p>8077608</text:p>
          </table:table-cell>
          <table:table-cell table:number-columns-repeated="14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Sylas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8024227" calcext:value-type="float">
            <text:p>8024227</text:p>
          </table:table-cell>
          <table:table-cell table:number-columns-repeated="14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Odel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450756" calcext:value-type="float">
            <text:p>450756</text:p>
          </table:table-cell>
          <table:table-cell table:number-columns-repeated="14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Taddeusz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7432837" calcext:value-type="float">
            <text:p>7432837</text:p>
          </table:table-cell>
          <table:table-cell table:number-columns-repeated="14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Koo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2555704" calcext:value-type="float">
            <text:p>2555704</text:p>
          </table:table-cell>
          <table:table-cell table:number-columns-repeated="14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Gab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7204667" calcext:value-type="float">
            <text:p>7204667</text:p>
          </table:table-cell>
          <table:table-cell table:number-columns-repeated="14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Silvester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9830189" calcext:value-type="float">
            <text:p>9830189</text:p>
          </table:table-cell>
          <table:table-cell table:number-columns-repeated="14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Wilbur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9886534" calcext:value-type="float">
            <text:p>9886534</text:p>
          </table:table-cell>
          <table:table-cell table:number-columns-repeated="14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Dya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7792397" calcext:value-type="float">
            <text:p>7792397</text:p>
          </table:table-cell>
          <table:table-cell table:number-columns-repeated="14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Merli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9638986" calcext:value-type="float">
            <text:p>9638986</text:p>
          </table:table-cell>
          <table:table-cell table:number-columns-repeated="14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Neil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5074003" calcext:value-type="float">
            <text:p>5074003</text:p>
          </table:table-cell>
          <table:table-cell table:number-columns-repeated="14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Glynis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3333861" calcext:value-type="float">
            <text:p>3333861</text:p>
          </table:table-cell>
          <table:table-cell table:number-columns-repeated="14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Doraly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59282" calcext:value-type="float">
            <text:p>59282</text:p>
          </table:table-cell>
          <table:table-cell table:number-columns-repeated="14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Merrili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9509021" calcext:value-type="float">
            <text:p>9509021</text:p>
          </table:table-cell>
          <table:table-cell table:number-columns-repeated="14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Rebekkah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6497918" calcext:value-type="float">
            <text:p>6497918</text:p>
          </table:table-cell>
          <table:table-cell table:number-columns-repeated="14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Lynnett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154830" calcext:value-type="float">
            <text:p>154830</text:p>
          </table:table-cell>
          <table:table-cell table:number-columns-repeated="14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1883234" calcext:value-type="float">
            <text:p>1883234</text:p>
          </table:table-cell>
          <table:table-cell table:number-columns-repeated="14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Clair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9125331" calcext:value-type="float">
            <text:p>9125331</text:p>
          </table:table-cell>
          <table:table-cell table:number-columns-repeated="14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Farrell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2810858" calcext:value-type="float">
            <text:p>2810858</text:p>
          </table:table-cell>
          <table:table-cell table:number-columns-repeated="14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6675358" calcext:value-type="float">
            <text:p>6675358</text:p>
          </table:table-cell>
          <table:table-cell table:number-columns-repeated="14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Lilli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6605290" calcext:value-type="float">
            <text:p>6605290</text:p>
          </table:table-cell>
          <table:table-cell table:number-columns-repeated="14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Orsol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7711021" calcext:value-type="float">
            <text:p>7711021</text:p>
          </table:table-cell>
          <table:table-cell table:number-columns-repeated="14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Goldari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7307596" calcext:value-type="float">
            <text:p>7307596</text:p>
          </table:table-cell>
          <table:table-cell table:number-columns-repeated="14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Margi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4815318" calcext:value-type="float">
            <text:p>4815318</text:p>
          </table:table-cell>
          <table:table-cell table:number-columns-repeated="14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Ryu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7785284" calcext:value-type="float">
            <text:p>7785284</text:p>
          </table:table-cell>
          <table:table-cell table:number-columns-repeated="14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Selb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5385716" calcext:value-type="float">
            <text:p>5385716</text:p>
          </table:table-cell>
          <table:table-cell table:number-columns-repeated="14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Marj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9270680" calcext:value-type="float">
            <text:p>9270680</text:p>
          </table:table-cell>
          <table:table-cell table:number-columns-repeated="14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Hadria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5173440" calcext:value-type="float">
            <text:p>5173440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aury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9260928" calcext:value-type="float">
            <text:p>9260928</text:p>
          </table:table-cell>
          <table:table-cell table:number-columns-repeated="14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Susann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2098693" calcext:value-type="float">
            <text:p>2098693</text:p>
          </table:table-cell>
          <table:table-cell table:number-columns-repeated="14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Edd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1401201" calcext:value-type="float">
            <text:p>1401201</text:p>
          </table:table-cell>
          <table:table-cell table:number-columns-repeated="14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Farleigh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5699499" calcext:value-type="float">
            <text:p>5699499</text:p>
          </table:table-cell>
          <table:table-cell table:number-columns-repeated="14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Ade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4820916" calcext:value-type="float">
            <text:p>4820916</text:p>
          </table:table-cell>
          <table:table-cell table:number-columns-repeated="14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Shandi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5138993" calcext:value-type="float">
            <text:p>5138993</text:p>
          </table:table-cell>
          <table:table-cell table:number-columns-repeated="14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Harriott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2177644" calcext:value-type="float">
            <text:p>2177644</text:p>
          </table:table-cell>
          <table:table-cell table:number-columns-repeated="14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Sigrid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4756981" calcext:value-type="float">
            <text:p>4756981</text:p>
          </table:table-cell>
          <table:table-cell table:number-columns-repeated="14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Enriquet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77926" calcext:value-type="float">
            <text:p>77926</text:p>
          </table:table-cell>
          <table:table-cell table:number-columns-repeated="14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Ardee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7826032" calcext:value-type="float">
            <text:p>7826032</text:p>
          </table:table-cell>
          <table:table-cell table:number-columns-repeated="14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Kaylil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7503470" calcext:value-type="float">
            <text:p>7503470</text:p>
          </table:table-cell>
          <table:table-cell table:number-columns-repeated="14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3457420" calcext:value-type="float">
            <text:p>3457420</text:p>
          </table:table-cell>
          <table:table-cell table:number-columns-repeated="14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5330408" calcext:value-type="float">
            <text:p>5330408</text:p>
          </table:table-cell>
          <table:table-cell table:number-columns-repeated="14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6365242" calcext:value-type="float">
            <text:p>6365242</text:p>
          </table:table-cell>
          <table:table-cell table:number-columns-repeated="14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9619685" calcext:value-type="float">
            <text:p>9619685</text:p>
          </table:table-cell>
          <table:table-cell table:number-columns-repeated="14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Simo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6339398" calcext:value-type="float">
            <text:p>6339398</text:p>
          </table:table-cell>
          <table:table-cell table:number-columns-repeated="14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Nickolaus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6124915" calcext:value-type="float">
            <text:p>6124915</text:p>
          </table:table-cell>
          <table:table-cell table:number-columns-repeated="14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Jilli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1700376" calcext:value-type="float">
            <text:p>1700376</text:p>
          </table:table-cell>
          <table:table-cell table:number-columns-repeated="14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Gar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1477911" calcext:value-type="float">
            <text:p>1477911</text:p>
          </table:table-cell>
          <table:table-cell table:number-columns-repeated="14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Cozmo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8431437" calcext:value-type="float">
            <text:p>8431437</text:p>
          </table:table-cell>
          <table:table-cell table:number-columns-repeated="14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Ariel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4549555" calcext:value-type="float">
            <text:p>4549555</text:p>
          </table:table-cell>
          <table:table-cell table:number-columns-repeated="14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Bendit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6982395" calcext:value-type="float">
            <text:p>6982395</text:p>
          </table:table-cell>
          <table:table-cell table:number-columns-repeated="14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Annmari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7114654" calcext:value-type="float">
            <text:p>7114654</text:p>
          </table:table-cell>
          <table:table-cell table:number-columns-repeated="14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Ed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421864" calcext:value-type="float">
            <text:p>421864</text:p>
          </table:table-cell>
          <table:table-cell table:number-columns-repeated="14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Quent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4622993" calcext:value-type="float">
            <text:p>4622993</text:p>
          </table:table-cell>
          <table:table-cell table:number-columns-repeated="14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9427111" calcext:value-type="float">
            <text:p>9427111</text:p>
          </table:table-cell>
          <table:table-cell table:number-columns-repeated="14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Alyss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759577" calcext:value-type="float">
            <text:p>759577</text:p>
          </table:table-cell>
          <table:table-cell table:number-columns-repeated="14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Gizel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8882286" calcext:value-type="float">
            <text:p>8882286</text:p>
          </table:table-cell>
          <table:table-cell table:number-columns-repeated="14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Mash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7406269" calcext:value-type="float">
            <text:p>7406269</text:p>
          </table:table-cell>
          <table:table-cell table:number-columns-repeated="14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Orali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9910723" calcext:value-type="float">
            <text:p>9910723</text:p>
          </table:table-cell>
          <table:table-cell table:number-columns-repeated="14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Thorstei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8360854" calcext:value-type="float">
            <text:p>8360854</text:p>
          </table:table-cell>
          <table:table-cell table:number-columns-repeated="14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Loydi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7557553" calcext:value-type="float">
            <text:p>7557553</text:p>
          </table:table-cell>
          <table:table-cell table:number-columns-repeated="14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Hendrick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1787807" calcext:value-type="float">
            <text:p>1787807</text:p>
          </table:table-cell>
          <table:table-cell table:number-columns-repeated="14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Olli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7817754" calcext:value-type="float">
            <text:p>7817754</text:p>
          </table:table-cell>
          <table:table-cell table:number-columns-repeated="14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Jarred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8436124" calcext:value-type="float">
            <text:p>8436124</text:p>
          </table:table-cell>
          <table:table-cell table:number-columns-repeated="14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Seymour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6799551" calcext:value-type="float">
            <text:p>6799551</text:p>
          </table:table-cell>
          <table:table-cell table:number-columns-repeated="14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Isidor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4270061" calcext:value-type="float">
            <text:p>4270061</text:p>
          </table:table-cell>
          <table:table-cell table:number-columns-repeated="14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Rayshell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6969543" calcext:value-type="float">
            <text:p>6969543</text:p>
          </table:table-cell>
          <table:table-cell table:number-columns-repeated="14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Barnett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8310615" calcext:value-type="float">
            <text:p>8310615</text:p>
          </table:table-cell>
          <table:table-cell table:number-columns-repeated="14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Reid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1150507" calcext:value-type="float">
            <text:p>1150507</text:p>
          </table:table-cell>
          <table:table-cell table:number-columns-repeated="14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Harbert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2718915" calcext:value-type="float">
            <text:p>2718915</text:p>
          </table:table-cell>
          <table:table-cell table:number-columns-repeated="14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Albi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635160" calcext:value-type="float">
            <text:p>635160</text:p>
          </table:table-cell>
          <table:table-cell table:number-columns-repeated="14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Thekl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6698139" calcext:value-type="float">
            <text:p>6698139</text:p>
          </table:table-cell>
          <table:table-cell table:number-columns-repeated="14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Errick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7872705" calcext:value-type="float">
            <text:p>7872705</text:p>
          </table:table-cell>
          <table:table-cell table:number-columns-repeated="14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Morle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8808565" calcext:value-type="float">
            <text:p>8808565</text:p>
          </table:table-cell>
          <table:table-cell table:number-columns-repeated="14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Chicki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7631971" calcext:value-type="float">
            <text:p>7631971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Jer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3270200" calcext:value-type="float">
            <text:p>3270200</text:p>
          </table:table-cell>
          <table:table-cell table:number-columns-repeated="14"/>
        </table:table-row>
        <table:table-row table:style-name="ro1" table:number-rows-repeated="1047574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DB__1" table:target-range-address="'MOCK_DATA(2)'.A1:'MOCK_DATA(2)'.E1001" table:display-filter-buttons="true">
          <table:sort>
            <table:sort-by table:field-number="2" table:data-type="automatic"/>
          </table:sort>
          <table:subtotal-rules table:bind-styles-to-content="false">
            <table:sort-groups/>
            <table:subtotal-rule table:group-by-field-number="2">
              <table:subtotal-field table:field-number="4" table:function="sum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14T12:56:41.154303918</dc:date>
    <meta:editing-duration>PT30M32S</meta:editing-duration>
    <meta:editing-cycles>6</meta:editing-cycles>
    <meta:generator>LibreOffice/7.3.5.2$Linux_X86_64 LibreOffice_project/184fe81b8c8c30d8b5082578aee2fed2ea847c01</meta:generator>
    <meta:document-statistic meta:table-count="1" meta:cell-count="5107" meta:object-count="0"/>
  </office:meta>
</office:document-meta>
</file>